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.591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0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6.567cm"/>
    </style:style>
    <style:style style:name="co20" style:family="table-column">
      <style:table-column-properties fo:break-before="auto" style:column-width="1.455cm"/>
    </style:style>
    <style:style style:name="co21" style:family="table-column">
      <style:table-column-properties fo:break-before="auto" style:column-width="2.775cm"/>
    </style:style>
    <style:style style:name="co22" style:family="table-column">
      <style:table-column-properties fo:break-before="auto" style:column-width="4.115cm"/>
    </style:style>
    <style:style style:name="co23" style:family="table-column">
      <style:table-column-properties fo:break-before="auto" style:column-width="4.136cm"/>
    </style:style>
    <style:style style:name="co24" style:family="table-column">
      <style:table-column-properties fo:break-before="auto" style:column-width="2.671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796cm"/>
    </style:style>
    <style:style style:name="co27" style:family="table-column">
      <style:table-column-properties fo:break-before="auto" style:column-width="13.107cm"/>
    </style:style>
    <style:style style:name="co28" style:family="table-column">
      <style:table-column-properties fo:break-before="auto" style:column-width="4.175cm"/>
    </style:style>
    <style:style style:name="co29" style:family="table-column">
      <style:table-column-properties fo:break-before="auto" style:column-width="1.969cm"/>
    </style:style>
    <style:style style:name="co30" style:family="table-column">
      <style:table-column-properties fo:break-before="auto" style:column-width="3.341cm"/>
    </style:style>
    <style:style style:name="co31" style:family="table-column">
      <style:table-column-properties fo:break-before="auto" style:column-width="1.224cm"/>
    </style:style>
    <style:style style:name="co32" style:family="table-column">
      <style:table-column-properties fo:break-before="auto" style:column-width="2cm"/>
    </style:style>
    <style:style style:name="co33" style:family="table-column">
      <style:table-column-properties fo:break-before="auto" style:column-width="13.062cm"/>
    </style:style>
    <style:style style:name="co34" style:family="table-column">
      <style:table-column-properties fo:break-before="auto" style:column-width="4.221cm"/>
    </style:style>
    <style:style style:name="co35" style:family="table-column">
      <style:table-column-properties fo:break-before="auto" style:column-width="6.357cm"/>
    </style:style>
    <style:style style:name="co36" style:family="table-column">
      <style:table-column-properties fo:break-before="auto" style:column-width="13.878cm"/>
    </style:style>
    <style:style style:name="co37" style:family="table-column">
      <style:table-column-properties fo:break-before="auto" style:column-width="2.471cm"/>
    </style:style>
    <style:style style:name="co38" style:family="table-column">
      <style:table-column-properties fo:break-before="auto" style:column-width="1.466cm"/>
    </style:style>
    <style:style style:name="co39" style:family="table-column">
      <style:table-column-properties fo:break-before="auto" style:column-width="9.825cm"/>
    </style:style>
    <style:style style:name="co40" style:family="table-column">
      <style:table-column-properties fo:break-before="auto" style:column-width="1.79cm"/>
    </style:style>
    <style:style style:name="co41" style:family="table-column">
      <style:table-column-properties fo:break-before="auto" style:column-width="2.566cm"/>
    </style:style>
    <style:style style:name="co42" style:family="table-column">
      <style:table-column-properties fo:break-before="auto" style:column-width="3.32cm"/>
    </style:style>
    <style:style style:name="co43" style:family="table-column">
      <style:table-column-properties fo:break-before="auto" style:column-width="2.21cm"/>
    </style:style>
    <style:style style:name="co44" style:family="table-column">
      <style:table-column-properties fo:break-before="auto" style:column-width="2.942cm"/>
    </style:style>
    <style:style style:name="co45" style:family="table-column">
      <style:table-column-properties fo:break-before="auto" style:column-width="1.498cm"/>
    </style:style>
    <style:style style:name="co46" style:family="table-column">
      <style:table-column-properties fo:break-before="auto" style:column-width="1.1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72cm" fo:break-before="auto" style:use-optimal-row-height="false"/>
    </style:style>
    <style:style style:name="ro4" style:family="table-row">
      <style:table-row-properties style:row-height="0.81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wrap-option="wrap" fo:border="0.06pt solid #000000" style:vertical-align="middl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5" style:family="table-cell" style:parent-style-name="Default" style:data-style-name="N110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order="0.06pt solid #000000" style:vertical-align="middle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1000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4" office:value-type="string" table:number-columns-spanned="4" table:number-rows-spanned="1">
            <text:p>This sheet describes the csv-format output to the CutIntroDataLoggger</text:p>
          </table:table-cell>
          <table:covered-table-cell table:style-name="Default"/>
          <table:covered-table-cell table:number-columns-repeated="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  <table:table-cell table:style-name="ce1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TSTP</text:p>
          </table:table-cell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Proof Sequences</text:p>
          </table:table-cell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veriT</text:p>
          </table:table-cell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4">
          <table:table-cell table:number-columns-repeated="2"/>
          <table:table-cell table:style-name="ce9"/>
          <table:table-cell table:style-name="ce12" table:number-columns-repeated="16"/>
          <table:table-cell table:style-name="ce22"/>
          <table:table-cell table:number-columns-repeated="1003"/>
        </table:table-row>
        <table:table-row table:style-name="ro1">
          <table:table-cell table:style-name="ce3"/>
          <table:table-cell table:style-name="ce5" office:value-type="string" table:number-columns-spanned="1" table:number-rows-spanned="3">
            <text:p>determined in</text:p>
          </table:table-cell>
          <table:table-cell table:style-name="ce10" office:value-type="string">
            <text:p>TSTP</text:p>
          </table:table-cell>
          <table:table-cell table:style-name="ce13" office:value-type="string">
            <text:p>compressTSTPProof</text:p>
          </table:table-cell>
          <table:table-cell table:style-name="ce17" office:value-type="string">
            <text:p>compressTSTPProof/compressExpProof</text:p>
          </table:table-cell>
          <table:table-cell table:style-name="ce13" office:value-type="string" table:number-columns-spanned="3" table:number-rows-spanned="1">
            <text:p>compressTSTPProof</text:p>
          </table:table-cell>
          <table:covered-table-cell table:number-columns-repeated="2" table:style-name="ce17"/>
          <table:table-cell table:style-name="ce19" office:value-type="string" table:number-columns-spanned="12" table:number-rows-spanned="3">
            <text:p>CutIntroduction.applyExp</text:p>
          </table:table-cell>
          <table:covered-table-cell table:style-name="ce20"/>
          <table:covered-table-cell table:number-columns-repeated="10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Proof Sequences</text:p>
          </table:table-cell>
          <table:table-cell table:style-name="ce13" office:value-type="string">
            <text:p>compressLKProof</text:p>
          </table:table-cell>
          <table:table-cell table:style-name="ce17" office:value-type="string">
            <text:p>compressLKProof/compressExpProof</text:p>
          </table:table-cell>
          <table:table-cell table:style-name="ce13" office:value-type="string" table:number-columns-spanned="3" table:number-rows-spanned="1">
            <text:p>compressLKProof</text:p>
          </table:table-cell>
          <table:covered-table-cell table:number-columns-repeated="2" table:style-name="ce17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veriT</text:p>
          </table:table-cell>
          <table:table-cell table:style-name="ce6" office:value-type="string">
            <text:p>compressVeriTProof</text:p>
          </table:table-cell>
          <table:table-cell table:style-name="ce6" office:value-type="string">
            <text:p>compressVeriTProof/compressExpProof</text:p>
          </table:table-cell>
          <table:table-cell table:style-name="ce19" office:value-type="string" table:number-columns-spanned="3" table:number-rows-spanned="1">
            <text:p>compressVeriTProof</text:p>
          </table:table-cell>
          <table:covered-table-cell table:number-columns-repeated="2" table:style-name="ce6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1741_summary" table:style-name="ta1">
        <office:forms form:automatic-focus="false" form:apply-design-mode="false"/>
        <table:shapes>
          <draw:frame draw:z-index="0" draw:style-name="gr1" svg:width="15.999cm" svg:height="8.999cm" svg:x="2.167cm" svg:y="7.683cm">
            <draw:object draw:notify-on-update-of-ranges="r1741_summary.B5:r1741_summary.B5 r1741_summary.B6:r1741_summary.B6 r1741_summary.C5:r1741_summary.C5 r1741_summary.C6:r1741_summary.C6 r1741_summary.D5:r1741_summary.D5 r1741_summary.D6:r1741_summary.D6 r1741_summary.E5:r1741_summary.E5 r1741_summary.E6:r1741_summary.E6 r1741_summary.F5:r1741_summary.F5 r1741_summary.F6:r1741_summary.F6 r1741_summary.G5:r1741_summary.G5 r1741_summary.G6:r1741_summary.G6 r1741_summary.H5:r1741_summary.H5 r1741_summary.H6:r1741_summary.H6 r1741_summary.I5:r1741_summary.I5 r1741_summary.I6:r1741_summary.I6 r1741_summary.J5:r1741_summary.J5 r1741_summary.J6:r1741_summary.J6 r1741_summary.K5:r1741_summary.K5 r1741_summary.K6:r1741_summary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9.57cm" svg:y="7.54cm">
            <draw:object draw:notify-on-update-of-ranges="r1741_summary.B10:r1741_summary.B10 r1741_summary.B11:r1741_summary.B11 r1741_summary.C10:r1741_summary.C10 r1741_summary.C11:r1741_summary.C11 r1741_summary.D10:r1741_summary.D10 r1741_summary.D11:r1741_summary.D11 r1741_summary.E10:r1741_summary.E10 r1741_summary.E11:r1741_summary.E11 r1741_summary.F10:r1741_summary.F10 r1741_summary.F11:r1741_summary.F11 r1741_summary.G10:r1741_summary.G10 r1741_summary.G11:r1741_summary.G11 r1741_summary.H10:r1741_summary.H10 r1741_summary.H11:r1741_summary.H11 r1741_summary.I10:r1741_summary.I10 r1741_summary.I11:r1741_summary.I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number-columns-repeated="2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3" office:value-type="string" table:number-columns-spanned="6" table:number-rows-spanned="1">
            <text:p>Return Status</text:p>
          </table:table-cell>
          <table:covered-table-cell table:number-columns-repeated="5" table:style-name="ce20"/>
          <table:table-cell table:style-name="ce20" table:number-columns-repeated="4"/>
          <table:table-cell table:number-columns-repeated="2"/>
        </table:table-row>
        <table:table-row table:style-name="ro1">
          <table:table-cell/>
          <table:table-cell table:style-name="ce20"/>
          <table:table-cell table:style-name="ce20" office:value-type="string">
            <text:p>ok</text:p>
          </table:table-cell>
          <table:table-cell table:style-name="ce20" office:value-type="string">
            <text:p>parsing_timeout</text:p>
          </table:table-cell>
          <table:table-cell table:style-name="ce20" office:value-type="string">
            <text:p>parsing_other_exception</text:p>
          </table:table-cell>
          <table:table-cell table:style-name="ce20" office:value-type="string">
            <text:p>cutintro_uncompressible</text:p>
          </table:table-cell>
          <table:table-cell table:style-name="ce20" office:value-type="string">
            <text:p>cutintro_ehs_unprovable</text:p>
          </table:table-cell>
          <table:table-cell table:style-name="ce20" office:value-type="string">
            <text:p>cutintro_other_exception</text:p>
          </table:table-cell>
          <table:table-cell table:style-name="ce20" office:value-type="string">
            <text:p>gcomp_timeout</text:p>
          </table:table-cell>
          <table:table-cell table:style-name="ce20" office:value-type="string">
            <text:p>sol_timeout</text:p>
          </table:table-cell>
          <table:table-cell table:style-name="ce20" office:value-type="string">
            <text:p>prcons_timeout</text:p>
          </table:table-cell>
          <table:table-cell table:style-name="ce28" office:value-type="string">
            <text:p>total</text:p>
          </table:table-cell>
          <table:table-cell office:value-type="string">
            <text:p>check total</text:p>
          </table:table-cell>
        </table:table-row>
        <table:table-row table:style-name="ro1">
          <table:table-cell/>
          <table:table-cell table:style-name="ce20" office:value-type="string">
            <text:p>prover9-TSTP_Prover9Prover</text:p>
          </table:table-cell>
          <table:table-cell table:style-name="ce20" table:formula="of:=COUNTIF(['r1741_prover9-TSTP_Prover9Prover'.$B$5:.$B$2823];[.C$5])" office:value-type="float" office:value="154">
            <text:p>154</text:p>
          </table:table-cell>
          <table:table-cell table:style-name="ce20" table:formula="of:=COUNTIF(['r1741_prover9-TSTP_Prover9Prover'.$B$5:.$B$2823];[.D$5])" office:value-type="float" office:value="5">
            <text:p>5</text:p>
          </table:table-cell>
          <table:table-cell table:style-name="ce20" table:formula="of:=COUNTIF(['r1741_prover9-TSTP_Prover9Prover'.$B$5:.$B$2823];[.E$5])" office:value-type="float" office:value="0">
            <text:p>0</text:p>
          </table:table-cell>
          <table:table-cell table:style-name="ce20" table:formula="of:=COUNTIF(['r1741_prover9-TSTP_Prover9Prover'.$B$5:.$B$2823];[.F$5])" office:value-type="float" office:value="1614">
            <text:p>1614</text:p>
          </table:table-cell>
          <table:table-cell table:style-name="ce20" table:formula="of:=COUNTIF(['r1741_prover9-TSTP_Prover9Prover'.$B$5:.$B$2823];[.G$5])" office:value-type="float" office:value="5">
            <text:p>5</text:p>
          </table:table-cell>
          <table:table-cell table:style-name="ce20" table:formula="of:=COUNTIF(['r1741_prover9-TSTP_Prover9Prover'.$B$5:.$B$2823];[.H$5])" office:value-type="float" office:value="596">
            <text:p>596</text:p>
          </table:table-cell>
          <table:table-cell table:style-name="ce20" table:formula="of:=COUNTIF(['r1741_prover9-TSTP_Prover9Prover'.$B$5:.$B$2823];[.I$5])" office:value-type="float" office:value="291">
            <text:p>291</text:p>
          </table:table-cell>
          <table:table-cell table:style-name="ce20" table:formula="of:=COUNTIF(['r1741_prover9-TSTP_Prover9Prover'.$B$5:.$B$2823];[.J$5])" office:value-type="float" office:value="116">
            <text:p>116</text:p>
          </table:table-cell>
          <table:table-cell table:style-name="ce20" table:formula="of:=COUNTIF(['r1741_prover9-TSTP_Prover9Prover'.$B$5:.$B$2823];[.K$5])" office:value-type="float" office:value="38">
            <text:p>38</text:p>
          </table:table-cell>
          <table:table-cell table:style-name="ce28" office:value-type="float" office:value="2819">
            <text:p>2819</text:p>
          </table:table-cell>
          <table:table-cell table:style-name="ce29" table:formula="of:=IF(SUM([.C6:.K6])=[.L6];&quot;ok&quot;;&quot;FAIL&quot;)" office:value-type="string" office:string-value="ok">
            <text:p>ok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of those which have status ok:</text:p>
          </table:table-cell>
          <table:table-cell table:number-columns-repeated="12"/>
        </table:table-row>
        <table:table-row table:style-name="ro1">
          <table:table-cell/>
          <table:table-cell table:style-name="ce23" office:value-type="string" table:number-columns-spanned="7" table:number-rows-spanned="1">
            <text:p>Time</text:p>
          </table:table-cell>
          <table:covered-table-cell table:number-columns-repeated="6" table:style-name="ce24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24"/>
          <table:table-cell table:style-name="ce24" office:value-type="string">
            <text:p>ptime</text:p>
          </table:table-cell>
          <table:table-cell table:style-name="ce24" office:value-type="string">
            <text:p>tstime</text:p>
          </table:table-cell>
          <table:table-cell table:style-name="ce24" office:value-type="string">
            <text:p>dtgtime</text:p>
          </table:table-cell>
          <table:table-cell table:style-name="ce24" office:value-type="string">
            <text:p>dtrtime</text:p>
          </table:table-cell>
          <table:table-cell table:style-name="ce24" office:value-type="string">
            <text:p>sctime</text:p>
          </table:table-cell>
          <table:table-cell table:style-name="ce24" office:value-type="string">
            <text:p>pbctime</text:p>
          </table:table-cell>
          <table:table-cell table:style-name="ce24" office:value-type="string">
            <text:p>csrctime</text:p>
          </table:table-cell>
          <table:table-cell table:style-name="ce27" table:number-columns-repeated="2"/>
          <table:table-cell table:style-name="ce26"/>
          <table:table-cell/>
        </table:table-row>
        <table:table-row table:style-name="ro1">
          <table:table-cell/>
          <table:table-cell table:style-name="ce20" office:value-type="string">
            <text:p>prover9-TSTP_Prover9Prover (average)</text:p>
          </table:table-cell>
          <table:table-cell table:style-name="ce25" table:formula="of:=SUMIF(['r1741_prover9-TSTP_Prover9Prover'.$B$5:.$B$2823];&quot;ok&quot;;['r1741_prover9-TSTP_Prover9Prover'.$C$5:.$C$2823])/[.$C$6]" office:value-type="float" office:value="421.019480519481">
            <text:p>421,0</text:p>
          </table:table-cell>
          <table:table-cell table:style-name="ce25" table:formula="of:=SUMIF(['r1741_prover9-TSTP_Prover9Prover'.$B$5:.$B$2823];&quot;ok&quot;;['r1741_prover9-TSTP_Prover9Prover'.$G$5:.$G$2823])/[.$C$6]" office:value-type="float" office:value="0.87012987012987">
            <text:p>0,9</text:p>
          </table:table-cell>
          <table:table-cell table:style-name="ce25" table:formula="of:=SUMIF(['r1741_prover9-TSTP_Prover9Prover'.$B$5:.$B$2823];&quot;ok&quot;;['r1741_prover9-TSTP_Prover9Prover'.$I$5:.$I$2823])/[.$C$6]" office:value-type="float" office:value="58.2467532467532">
            <text:p>58,2</text:p>
          </table:table-cell>
          <table:table-cell table:style-name="ce25" table:formula="of:=SUMIF(['r1741_prover9-TSTP_Prover9Prover'.$B$5:.$B$2823];&quot;ok&quot;;['r1741_prover9-TSTP_Prover9Prover'.$J$5:.$J$2823])/[.$C$6]" office:value-type="float" office:value="27.2792207792208">
            <text:p>27,3</text:p>
          </table:table-cell>
          <table:table-cell table:style-name="ce25" table:formula="of:=SUMIF(['r1741_prover9-TSTP_Prover9Prover'.$B$5:.$B$2823];&quot;ok&quot;;['r1741_prover9-TSTP_Prover9Prover'.$M$5:.$M$2823])/[.$C$6]" office:value-type="float" office:value="2441.30519480519">
            <text:p>2441,3</text:p>
          </table:table-cell>
          <table:table-cell table:style-name="ce25" table:formula="of:=SUMIF(['r1741_prover9-TSTP_Prover9Prover'.$B$5:.$B$2823];&quot;ok&quot;;['r1741_prover9-TSTP_Prover9Prover'.$N$5:.$N$2823])/[.$C$6]" office:value-type="float" office:value="1917.35714285714">
            <text:p>1917,4</text:p>
          </table:table-cell>
          <table:table-cell table:style-name="ce25" table:formula="of:=SUMIF(['r1741_prover9-TSTP_Prover9Prover'.$B$5:.$B$2823];&quot;ok&quot;;['r1741_prover9-TSTP_Prover9Prover'.$O$5:.$O$2823])/[.$C$6]" office:value-type="float" office:value="292.779220779221">
            <text:p>292,8</text:p>
          </table:table-cell>
          <table:table-cell table:style-name="ce26" table:number-columns-repeated="3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3" office:value-type="string" table:number-columns-spanned="9" table:number-rows-spanned="1">
            <text:p>Size</text:p>
          </table:table-cell>
          <table:covered-table-cell table:number-columns-repeated="8" table:style-name="ce24"/>
          <table:table-cell table:style-name="ce26"/>
          <table:table-cell table:number-columns-repeated="2"/>
        </table:table-row>
        <table:table-row table:style-name="ro1">
          <table:table-cell/>
          <table:table-cell table:style-name="ce24"/>
          <table:table-cell table:style-name="ce24" office:value-type="string">
            <text:p>#infcf</text:p>
          </table:table-cell>
          <table:table-cell table:style-name="ce24" office:value-type="string">
            <text:p>#qinfcf</text:p>
          </table:table-cell>
          <table:table-cell table:style-name="ce24" office:value-type="string">
            <text:p>#qnodes</text:p>
          </table:table-cell>
          <table:table-cell table:style-name="ce24" office:value-type="string">
            <text:p>tssize</text:p>
          </table:table-cell>
          <table:table-cell table:style-name="ce24" office:value-type="string">
            <text:p>mgsize</text:p>
          </table:table-cell>
          <table:table-cell table:style-name="ce24" office:value-type="string">
            <text:p>#mg</text:p>
          </table:table-cell>
          <table:table-cell table:style-name="ce24" office:value-type="string">
            <text:p>#infc</text:p>
          </table:table-cell>
          <table:table-cell table:style-name="ce24" office:value-type="string">
            <text:p>#qinfc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>
            <text:p>prover9-TSTP_Prover9Prover (average)</text:p>
          </table:table-cell>
          <table:table-cell table:style-name="ce25" table:formula="of:=SUMIF(['r1741_prover9-TSTP_Prover9Prover'.$B$5:.$B$2823];&quot;ok&quot;;['r1741_prover9-TSTP_Prover9Prover'.$D$5:.$D$2823])/[.$C$6]" office:value-type="float" office:value="184.590909090909">
            <text:p>184,6</text:p>
          </table:table-cell>
          <table:table-cell table:style-name="ce25" table:formula="of:=SUMIF(['r1741_prover9-TSTP_Prover9Prover'.$B$5:.$B$2823];&quot;ok&quot;;['r1741_prover9-TSTP_Prover9Prover'.$E$5:.$E$2823])/[.$C$6]" office:value-type="float" office:value="54.6883116883117">
            <text:p>54,7</text:p>
          </table:table-cell>
          <table:table-cell table:style-name="ce25" table:formula="of:=SUMIF(['r1741_prover9-TSTP_Prover9Prover'.$B$5:.$B$2823];&quot;ok&quot;;['r1741_prover9-TSTP_Prover9Prover'.$F$5:.$F$2823])/[.$C$6]" office:value-type="float" office:value="34.3506493506493">
            <text:p>34,4</text:p>
          </table:table-cell>
          <table:table-cell table:style-name="ce25" table:formula="of:=SUMIF(['r1741_prover9-TSTP_Prover9Prover'.$B$5:.$B$2823];&quot;ok&quot;;['r1741_prover9-TSTP_Prover9Prover'.$H$5:.$H$2823])/[.$C$6]" office:value-type="float" office:value="15.012987012987">
            <text:p>15,0</text:p>
          </table:table-cell>
          <table:table-cell table:style-name="ce25" table:formula="of:=SUMIF(['r1741_prover9-TSTP_Prover9Prover'.$B$5:.$B$2823];&quot;ok&quot;;['r1741_prover9-TSTP_Prover9Prover'.$K$5:.$K$2823])/[.$C$6]" office:value-type="float" office:value="14.525974025974">
            <text:p>14,5</text:p>
          </table:table-cell>
          <table:table-cell table:style-name="ce25" table:formula="of:=SUMIF(['r1741_prover9-TSTP_Prover9Prover'.$B$5:.$B$2823];&quot;ok&quot;;['r1741_prover9-TSTP_Prover9Prover'.$L$5:.$L$2823])/[.$C$6]" office:value-type="float" office:value="1.07792207792208">
            <text:p>1,1</text:p>
          </table:table-cell>
          <table:table-cell table:style-name="ce25" table:formula="of:=SUMIF(['r1741_prover9-TSTP_Prover9Prover'.$B$5:.$B$2823];&quot;ok&quot;;['r1741_prover9-TSTP_Prover9Prover'.$P$5:.$P$2823])/[.$C$6]" office:value-type="float" office:value="181.766233766234">
            <text:p>181,8</text:p>
          </table:table-cell>
          <table:table-cell table:style-name="ce25" table:formula="of:=SUMIF(['r1741_prover9-TSTP_Prover9Prover'.$B$5:.$B$2823];&quot;ok&quot;;['r1741_prover9-TSTP_Prover9Prover'.$Q$5:.$Q$2823])/[.$C$6]" office:value-type="float" office:value="30.0584415584416">
            <text:p>30,1</text:p>
          </table:table-cell>
          <table:table-cell table:style-name="ce26"/>
          <table:table-cell table:number-columns-repeated="2"/>
        </table:table-row>
      </table:table>
      <table:table table:name="r1741_prover9-TSTP_Prover9Prover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5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5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5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prover9-TSTP/GRP/GRP72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3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2/Prover9---1109a.UNS-Ref.s.out</text:p>
          </table:table-cell>
          <table:table-cell office:value-type="string">
            <text:p>ok</text:p>
          </table:table-cell>
          <table:table-cell office:value-type="float" office:value="323">
            <text:p>323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02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-1/Prover9---1109a.UNS-Ref.s.out</text:p>
          </table:table-cell>
          <table:table-cell office:value-type="string">
            <text:p>ok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12-3/Prover9---1109a.UNS-Ref.s.out</text:p>
          </table:table-cell>
          <table:table-cell office:value-type="string">
            <text:p>ok</text:p>
          </table:table-cell>
          <table:table-cell office:value-type="float" office:value="179">
            <text:p>179</text:p>
          </table:table-cell>
          <table:table-cell office:value-type="float" office:value="53">
            <text:p>53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422">
            <text:p>422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SET/SET245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69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7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0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7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0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1/Prover9---1109a.UNS-Ref.s.out</text:p>
          </table:table-cell>
          <table:table-cell office:value-type="string">
            <text:p>ok</text:p>
          </table:table-cell>
          <table:table-cell office:value-type="float" office:value="185">
            <text:p>185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6">
            <text:p>35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GEO/GEO08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0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1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4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3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5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3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6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7+7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5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1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-6/Prover9---1109a.UNS-Ref.s.out</text:p>
          </table:table-cell>
          <table:table-cell office:value-type="string">
            <text:p>ok</text:p>
          </table:table-cell>
          <table:table-cell office:value-type="float" office:value="185">
            <text:p>185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3">
            <text:p>483</text:p>
          </table:table-cell>
          <table:table-cell office:value-type="float" office:value="74">
            <text:p>74</text:p>
          </table:table-cell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COL/COL003-18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0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2/Prover9---1109a.UNS-Ref.s.out</text:p>
          </table:table-cell>
          <table:table-cell office:value-type="string">
            <text:p>ok</text:p>
          </table:table-cell>
          <table:table-cell office:value-type="float" office:value="264">
            <text:p>26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37">
            <text:p>437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COL/COL00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4+2/Prover9---1109a.THM-Ref.s.out</text:p>
          </table:table-cell>
          <table:table-cell office:value-type="string">
            <text:p>ok</text:p>
          </table:table-cell>
          <table:table-cell office:value-type="float" office:value="858">
            <text:p>858</text:p>
          </table:table-cell>
          <table:table-cell office:value-type="float" office:value="1275">
            <text:p>1275</text:p>
          </table:table-cell>
          <table:table-cell office:value-type="float" office:value="225">
            <text:p>2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838">
            <text:p>838</text:p>
          </table:table-cell>
          <table:table-cell office:value-type="float" office:value="1008">
            <text:p>1008</text:p>
          </table:table-cell>
          <table:table-cell office:value-type="float" office:value="815">
            <text:p>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ET/SET119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3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3/Prover9---1109a.THM-Ref.s.out</text:p>
          </table:table-cell>
          <table:table-cell office:value-type="string">
            <text:p>ok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426">
            <text:p>426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181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2.00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1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7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07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2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5+3/Prover9---1109a.THM-Ref.s.out</text:p>
          </table:table-cell>
          <table:table-cell office:value-type="string">
            <text:p>ok</text:p>
          </table:table-cell>
          <table:table-cell office:value-type="float" office:value="244">
            <text:p>244</text:p>
          </table:table-cell>
          <table:table-cell office:value-type="float" office:value="93">
            <text:p>93</text:p>
          </table:table-cell>
          <table:table-cell table:number-columns-repeated="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230">
            <text:p>3230</text:p>
          </table:table-cell>
          <table:table-cell office:value-type="float" office:value="515">
            <text:p>515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CL/LCL105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4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8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10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5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5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4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+1/Prover9---1109a.THM-Ref.s.out</text:p>
          </table:table-cell>
          <table:table-cell office:value-type="string">
            <text:p>ok</text:p>
          </table:table-cell>
          <table:table-cell office:value-type="float" office:value="350">
            <text:p>350</text:p>
          </table:table-cell>
          <table:table-cell office:value-type="float" office:value="474">
            <text:p>474</text:p>
          </table:table-cell>
          <table:table-cell office:value-type="float" office:value="169">
            <text:p>16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581">
            <text:p>581</text:p>
          </table:table-cell>
          <table:table-cell office:value-type="float" office:value="100">
            <text:p>100</text:p>
          </table:table-cell>
          <table:table-cell office:value-type="float" office:value="346">
            <text:p>34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COL/COL0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1/Prover9---1109a.UNS-Ref.s.out</text:p>
          </table:table-cell>
          <table:table-cell office:value-type="string">
            <text:p>ok</text:p>
          </table:table-cell>
          <table:table-cell office:value-type="float" office:value="515">
            <text:p>515</text:p>
          </table:table-cell>
          <table:table-cell office:value-type="float" office:value="183">
            <text:p>183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office:value-type="float" office:value="1415">
            <text:p>1415</text:p>
          </table:table-cell>
          <table:table-cell office:value-type="float" office:value="112">
            <text:p>112</text:p>
          </table:table-cell>
          <table:table-cell office:value-type="float" office:value="188">
            <text:p>18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LCL/LCL205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2-3/Prover9---1109a.UNS-Ref.s.out</text:p>
          </table:table-cell>
          <table:table-cell office:value-type="string">
            <text:p>ok</text:p>
          </table:table-cell>
          <table:table-cell office:value-type="float" office:value="222">
            <text:p>222</text:p>
          </table:table-cell>
          <table:table-cell office:value-type="float" office:value="55">
            <text:p>5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429">
            <text:p>42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NUM/NUM283-1.005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9+1/Prover9---1109a.THM-Ref.s.out</text:p>
          </table:table-cell>
          <table:table-cell office:value-type="string">
            <text:p>ok</text:p>
          </table:table-cell>
          <table:table-cell office:value-type="float" office:value="216">
            <text:p>216</text:p>
          </table:table-cell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SET/SET08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6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8-1/Prover9---1109a.UNS-Ref.s.out</text:p>
          </table:table-cell>
          <table:table-cell office:value-type="string">
            <text:p>ok</text:p>
          </table:table-cell>
          <table:table-cell office:value-type="float" office:value="226">
            <text:p>226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588">
            <text:p>588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70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7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2/Prover9---1109a.THM-Ref.s.out</text:p>
          </table:table-cell>
          <table:table-cell office:value-type="string">
            <text:p>ok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440">
            <text:p>44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WV/SWV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8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1/Prover9---1109a.UNS-Ref.s.out</text:p>
          </table:table-cell>
          <table:table-cell office:value-type="string">
            <text:p>ok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4">
            <text:p>484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GRP/GRP186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3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+1/Prover9---1109a.THM-Ref.s.out</text:p>
          </table:table-cell>
          <table:table-cell office:value-type="string">
            <text:p>ok</text:p>
          </table:table-cell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42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8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9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3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1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1/Prover9---1109a.THM-Ref.s.out</text:p>
          </table:table-cell>
          <table:table-cell office:value-type="string">
            <text:p>ok</text:p>
          </table:table-cell>
          <table:table-cell office:value-type="float" office:value="326">
            <text:p>326</text:p>
          </table:table-cell>
          <table:table-cell office:value-type="float" office:value="260">
            <text:p>260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2">
            <text:p>682</text:p>
          </table:table-cell>
          <table:table-cell office:value-type="float" office:value="73">
            <text:p>73</text:p>
          </table:table-cell>
          <table:table-cell office:value-type="float" office:value="206">
            <text:p>20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SEU/SEU23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1/Prover9---1109a.THM-Ref.s.out</text:p>
          </table:table-cell>
          <table:table-cell office:value-type="string">
            <text:p>ok</text:p>
          </table:table-cell>
          <table:table-cell office:value-type="float" office:value="244">
            <text:p>244</text:p>
          </table:table-cell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497">
            <text:p>497</text:p>
          </table:table-cell>
          <table:table-cell office:value-type="float" office:value="53">
            <text:p>53</text:p>
          </table:table-cell>
          <table:table-cell office:value-type="float" office:value="169">
            <text:p>1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COL/COL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0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8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5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7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4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6+3/Prover9---1109a.THM-Ref.s.out</text:p>
          </table:table-cell>
          <table:table-cell office:value-type="string">
            <text:p>ok</text:p>
          </table:table-cell>
          <table:table-cell office:value-type="float" office:value="189">
            <text:p>189</text:p>
          </table:table-cell>
          <table:table-cell office:value-type="float" office:value="79">
            <text:p>79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910">
            <text:p>9910</text:p>
          </table:table-cell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03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7+3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7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0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9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3/Prover9---1109a.UNS-Ref.s.out</text:p>
          </table:table-cell>
          <table:table-cell office:value-type="string">
            <text:p>ok</text:p>
          </table:table-cell>
          <table:table-cell office:value-type="float" office:value="535">
            <text:p>535</text:p>
          </table:table-cell>
          <table:table-cell office:value-type="float" office:value="248">
            <text:p>248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45">
            <text:p>4245</text:p>
          </table:table-cell>
          <table:table-cell office:value-type="float" office:value="7563">
            <text:p>7563</text:p>
          </table:table-cell>
          <table:table-cell office:value-type="float" office:value="598">
            <text:p>598</text:p>
          </table:table-cell>
          <table:table-cell office:value-type="float" office:value="295">
            <text:p>2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../testing/prover9-TSTP/COL/COL05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0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5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87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5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2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4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8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2.00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0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9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2+1.00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28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0-1/Prover9---1109a.UNS-Ref.s.out</text:p>
          </table:table-cell>
          <table:table-cell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0-1/Prover9---1109a.UNS-Ref.s.out</text:p>
          </table:table-cell>
          <table:table-cell office:value-type="string">
            <text:p>ok</text:p>
          </table:table-cell>
          <table:table-cell office:value-type="float" office:value="272">
            <text:p>272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CL/LCL441-1/Prover9---1109a.UNS-Ref.s.out</text:p>
          </table:table-cell>
          <table:table-cell office:value-type="string">
            <text:p>ok</text:p>
          </table:table-cell>
          <table:table-cell office:value-type="float" office:value="1097">
            <text:p>1097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EO/GEO02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3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3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9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02-1.007.008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0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8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3-1/Prover9---1109a.UNS-Ref.s.out</text:p>
          </table:table-cell>
          <table:table-cell office:value-type="string">
            <text:p>ok</text:p>
          </table:table-cell>
          <table:table-cell office:value-type="float" office:value="263">
            <text:p>263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556">
            <text:p>5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674+1.01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8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1.002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9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1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6-1/Prover9---1109a.UNS-Ref.s.out</text:p>
          </table:table-cell>
          <table:table-cell office:value-type="string">
            <text:p>ok</text:p>
          </table:table-cell>
          <table:table-cell office:value-type="float" office:value="334">
            <text:p>334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761">
            <text:p>76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15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20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9-2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1-1/Prover9---1109a.UNS-Ref.s.out</text:p>
          </table:table-cell>
          <table:table-cell office:value-type="string">
            <text:p>ok</text:p>
          </table:table-cell>
          <table:table-cell office:value-type="float" office:value="181">
            <text:p>18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513">
            <text:p>51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SET/SET92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1-1/Prover9---1109a.UNS-Ref.s.ou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1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5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4-1/Prover9---1109a.UNS-Ref.s.out</text:p>
          </table:table-cell>
          <table:table-cell office:value-type="string">
            <text:p>ok</text:p>
          </table:table-cell>
          <table:table-cell office:value-type="float" office:value="256">
            <text:p>256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LCL/LCL2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7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5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2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9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4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3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1-1/Prover9---1109a.UNS-Ref.s.out</text:p>
          </table:table-cell>
          <table:table-cell office:value-type="string">
            <text:p>ok</text:p>
          </table:table-cell>
          <table:table-cell office:value-type="float" office:value="508">
            <text:p>508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30">
            <text:p>1130</text:p>
          </table:table-cell>
          <table:table-cell office:value-type="float" office:value="187">
            <text:p>187</text:p>
          </table:table-cell>
          <table:table-cell office:value-type="float" office:value="138">
            <text:p>1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SEU/SEU36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9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20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7-1/Prover9---1109a.UNS-Ref.s.out</text:p>
          </table:table-cell>
          <table:table-cell office:value-type="string">
            <text:p>ok</text:p>
          </table:table-cell>
          <table:table-cell office:value-type="float" office:value="330">
            <text:p>33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63">
            <text:p>963</text:p>
          </table:table-cell>
          <table:table-cell office:value-type="float" office:value="142">
            <text:p>142</text:p>
          </table:table-cell>
          <table:table-cell office:value-type="float" office:value="276">
            <text:p>2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WC/SWC0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+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6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6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10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8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2/Prover9---1109a.THM-Ref.s.out</text:p>
          </table:table-cell>
          <table:table-cell office:value-type="string">
            <text:p>ok</text:p>
          </table:table-cell>
          <table:table-cell office:value-type="float" office:value="177">
            <text:p>177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3">
            <text:p>443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93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1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3/Prover9---1109a.UNS-Ref.s.out</text:p>
          </table:table-cell>
          <table:table-cell office:value-type="string">
            <text:p>ok</text:p>
          </table:table-cell>
          <table:table-cell office:value-type="float" office:value="713">
            <text:p>713</text:p>
          </table:table-cell>
          <table:table-cell office:value-type="float" office:value="355">
            <text:p>355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388">
            <text:p>4388</text:p>
          </table:table-cell>
          <table:table-cell office:value-type="float" office:value="1876">
            <text:p>187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1293">
            <text:p>11293</text:p>
          </table:table-cell>
          <table:table-cell office:value-type="float" office:value="1787">
            <text:p>1787</text:p>
          </table:table-cell>
          <table:table-cell office:value-type="float" office:value="368">
            <text:p>36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GRP/GRP715+1/Prover9---1109a.THM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5+2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0-1/Prover9---1109a.UNS-Ref.s.ou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8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8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7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2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1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9-1/Prover9---1109a.UNS-Ref.s.out</text:p>
          </table:table-cell>
          <table:table-cell office:value-type="string">
            <text:p>ok</text:p>
          </table:table-cell>
          <table:table-cell office:value-type="float" office:value="355">
            <text:p>355</text:p>
          </table:table-cell>
          <table:table-cell office:value-type="float" office:value="177">
            <text:p>177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685">
            <text:p>685</text:p>
          </table:table-cell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PUZ/PUZ03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7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4+4/Prover9---1109a.THM-Ref.s.out</text:p>
          </table:table-cell>
          <table:table-cell office:value-type="string">
            <text:p>ok</text:p>
          </table:table-cell>
          <table:table-cell office:value-type="float" office:value="436">
            <text:p>436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501">
            <text:p>501</text:p>
          </table:table-cell>
          <table:table-cell office:value-type="float" office:value="21">
            <text:p>21</text:p>
          </table:table-cell>
          <table:table-cell office:value-type="float" office:value="113">
            <text:p>1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WV/SWV2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5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0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0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3+6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2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7-1/Prover9---1109a.UNS-Ref.s.out</text:p>
          </table:table-cell>
          <table:table-cell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1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1-1/Prover9---1109a.UNS-Ref.s.out</text:p>
          </table:table-cell>
          <table:table-cell office:value-type="string">
            <text:p>ok</text:p>
          </table:table-cell>
          <table:table-cell office:value-type="float" office:value="247">
            <text:p>247</text:p>
          </table:table-cell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33">
            <text:p>733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SET/SET65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7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1/Prover9---1109a.THM-Ref.s.out</text:p>
          </table:table-cell>
          <table:table-cell office:value-type="string">
            <text:p>ok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MSC/MSC015-1.005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5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2.005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8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7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6/Prover9---1109a.UNS-Ref.s.out</text:p>
          </table:table-cell>
          <table:table-cell office:value-type="string">
            <text:p>ok</text:p>
          </table:table-cell>
          <table:table-cell office:value-type="float" office:value="477">
            <text:p>477</text:p>
          </table:table-cell>
          <table:table-cell office:value-type="float" office:value="290">
            <text:p>290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42">
            <text:p>842</text:p>
          </table:table-cell>
          <table:table-cell office:value-type="float" office:value="411">
            <text:p>411</text:p>
          </table:table-cell>
          <table:table-cell office:value-type="float" office:value="488">
            <text:p>4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17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8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9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2/Prover9---1109a.THM-Ref.s.out</text:p>
          </table:table-cell>
          <table:table-cell office:value-type="string">
            <text:p>ok</text:p>
          </table:table-cell>
          <table:table-cell office:value-type="float" office:value="306">
            <text:p>306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27">
            <text:p>27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ALG/ALG3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2/Prover9---1109a.THM-Ref.s.out</text:p>
          </table:table-cell>
          <table:table-cell office:value-type="string">
            <text:p>ok</text:p>
          </table:table-cell>
          <table:table-cell office:value-type="float" office:value="243">
            <text:p>243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71">
            <text:p>571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743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1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9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4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9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2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2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+1/Prover9---1109a.THM-Ref.s.out</text:p>
          </table:table-cell>
          <table:table-cell office:value-type="string">
            <text:p>ok</text:p>
          </table:table-cell>
          <table:table-cell office:value-type="float" office:value="1418">
            <text:p>1418</text:p>
          </table:table-cell>
          <table:table-cell office:value-type="float" office:value="2515">
            <text:p>2515</text:p>
          </table:table-cell>
          <table:table-cell office:value-type="float" office:value="519">
            <text:p>51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987">
            <text:p>987</text:p>
          </table:table-cell>
          <table:table-cell office:value-type="float" office:value="497">
            <text:p>497</text:p>
          </table:table-cell>
          <table:table-cell office:value-type="float" office:value="314">
            <text:p>3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GRP/GRP06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1/Prover9---1109a.THM-Ref.s.out</text:p>
          </table:table-cell>
          <table:table-cell office:value-type="string">
            <text:p>ok</text:p>
          </table:table-cell>
          <table:table-cell office:value-type="float" office:value="442">
            <text:p>442</text:p>
          </table:table-cell>
          <table:table-cell office:value-type="float" office:value="516">
            <text:p>516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5">
            <text:p>915</text:p>
          </table:table-cell>
          <table:table-cell office:value-type="float" office:value="172">
            <text:p>172</text:p>
          </table:table-cell>
          <table:table-cell office:value-type="float" office:value="350">
            <text:p>3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MGT/MGT02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5/Prover9---1109a.UNS-Ref.s.out</text:p>
          </table:table-cell>
          <table:table-cell office:value-type="string">
            <text:p>ok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58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9-1/Prover9---1109a.UNS-Ref.s.out</text:p>
          </table:table-cell>
          <table:table-cell office:value-type="string">
            <text:p>ok</text:p>
          </table:table-cell>
          <table:table-cell office:value-type="float" office:value="173">
            <text:p>173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47">
            <text:p>547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6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5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1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41-1/Prover9---1109a.UNS-Ref.s.out</text:p>
          </table:table-cell>
          <table:table-cell office:value-type="string">
            <text:p>ok</text:p>
          </table:table-cell>
          <table:table-cell office:value-type="float" office:value="274">
            <text:p>274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office:value-type="float" office:value="700">
            <text:p>700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GRP/GRP17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0+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8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2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7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3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78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0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7+1/Prover9---1109a.THM-Ref.s.out</text:p>
          </table:table-cell>
          <table:table-cell office:value-type="string">
            <text:p>ok</text:p>
          </table:table-cell>
          <table:table-cell office:value-type="float" office:value="831">
            <text:p>831</text:p>
          </table:table-cell>
          <table:table-cell office:value-type="float" office:value="535">
            <text:p>535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41">
            <text:p>1041</text:p>
          </table:table-cell>
          <table:table-cell office:value-type="float" office:value="411">
            <text:p>411</text:p>
          </table:table-cell>
          <table:table-cell office:value-type="float" office:value="447">
            <text:p>4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HEN/HEN008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6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0+6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7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1/Prover9---1109a.UNS-Ref.s.out</text:p>
          </table:table-cell>
          <table:table-cell office:value-type="string">
            <text:p>ok</text:p>
          </table:table-cell>
          <table:table-cell office:value-type="float" office:value="298">
            <text:p>298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174">
            <text:p>1174</text:p>
          </table:table-cell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SET/SET059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21-1/Prover9---1109a.UNS-Ref.s.out</text:p>
          </table:table-cell>
          <table:table-cell office:value-type="string">
            <text:p>ok</text:p>
          </table:table-cell>
          <table:table-cell office:value-type="float" office:value="519">
            <text:p>519</text:p>
          </table:table-cell>
          <table:table-cell office:value-type="float" office:value="196">
            <text:p>196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993">
            <text:p>2993</text:p>
          </table:table-cell>
          <table:table-cell office:value-type="float" office:value="358">
            <text:p>358</text:p>
          </table:table-cell>
          <table:table-cell office:value-type="float" office:value="201">
            <text:p>20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HEN/HEN007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5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3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7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1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7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1.00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8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0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6-1/Prover9---1109a.UNS-Ref.s.out</text:p>
          </table:table-cell>
          <table:table-cell office:value-type="string">
            <text:p>ok</text:p>
          </table:table-cell>
          <table:table-cell office:value-type="float" office:value="229">
            <text:p>229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239">
            <text:p>6239</text:p>
          </table:table-cell>
          <table:table-cell office:value-type="float" office:value="483">
            <text:p>483</text:p>
          </table:table-cell>
          <table:table-cell office:value-type="float" office:value="18">
            <text:p>18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ANA/ANA03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1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2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6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2/Prover9---1109a.UNS-Ref.s.out</text:p>
          </table:table-cell>
          <table:table-cell office:value-type="string">
            <text:p>ok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PRO/PRO00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9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3/Prover9---1109a.UNS-Ref.s.out</text:p>
          </table:table-cell>
          <table:table-cell office:value-type="string">
            <text:p>ok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SET/SET20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2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9+1/Prover9---1109a.THM-Ref.s.out</text:p>
          </table:table-cell>
          <table:table-cell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9+3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9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1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5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1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1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1.00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6-2/Prover9---1109a.UNS-Ref.s.out</text:p>
          </table:table-cell>
          <table:table-cell office:value-type="string">
            <text:p>ok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3">
            <text:p>493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AT/LAT02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1/Prover9---1109a.UNS-Ref.s.out</text:p>
          </table:table-cell>
          <table:table-cell office:value-type="string">
            <text:p>ok</text:p>
          </table:table-cell>
          <table:table-cell office:value-type="float" office:value="600">
            <text:p>60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6511">
            <text:p>6511</text:p>
          </table:table-cell>
          <table:table-cell office:value-type="float" office:value="10948">
            <text:p>10948</text:p>
          </table:table-cell>
          <table:table-cell office:value-type="float" office:value="236">
            <text:p>236</text:p>
          </table:table-cell>
          <table:table-cell office:value-type="float" office:value="212">
            <text:p>2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SWC/SWC008+1/Prover9---1109a.THM-Ref.s.out</text:p>
          </table:table-cell>
          <table:table-cell office:value-type="string">
            <text:p>ok</text:p>
          </table:table-cell>
          <table:table-cell office:value-type="float" office:value="226">
            <text:p>226</text:p>
          </table:table-cell>
          <table:table-cell office:value-type="float" office:value="66">
            <text:p>66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./testing/prover9-TSTP/GEO/GEO187+3/Prover9---1109a.THM-Ref.s.out</text:p>
          </table:table-cell>
          <table:table-cell office:value-type="string">
            <text:p>ok</text:p>
          </table:table-cell>
          <table:table-cell office:value-type="float" office:value="175">
            <text:p>175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231">
            <text:p>15231</text:p>
          </table:table-cell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FLD/FLD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72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8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4/Prover9---1109a.UNS-Ref.s.out</text:p>
          </table:table-cell>
          <table:table-cell office:value-type="string">
            <text:p>ok</text:p>
          </table:table-cell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KRS/KRS2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2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4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3/Prover9---1109a.THM-Ref.s.out</text:p>
          </table:table-cell>
          <table:table-cell office:value-type="string">
            <text:p>ok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EU/SEU30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2.00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9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3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8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9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6.003/Prover9---1109a.UNS-Ref.s.out</text:p>
          </table:table-cell>
          <table:table-cell office:value-type="string">
            <text:p>ok</text:p>
          </table:table-cell>
          <table:table-cell office:value-type="float" office:value="248">
            <text:p>248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4">
            <text:p>55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SYN/SYN08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0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1/Prover9---1109a.UNS-Ref.s.out</text:p>
          </table:table-cell>
          <table:table-cell office:value-type="string">
            <text:p>ok</text:p>
          </table:table-cell>
          <table:table-cell office:value-type="float" office:value="169">
            <text:p>16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./testing/prover9-TSTP/GRP/GRP76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7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5-1/Prover9---1109a.UNS-Ref.s.out</text:p>
          </table:table-cell>
          <table:table-cell office:value-type="string">
            <text:p>ok</text:p>
          </table:table-cell>
          <table:table-cell office:value-type="float" office:value="307">
            <text:p>307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64">
            <text:p>1064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GRP/GRP129-4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8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1+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7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+2/Prover9---1109a.THM-Ref.s.out</text:p>
          </table:table-cell>
          <table:table-cell office:value-type="string">
            <text:p>ok</text:p>
          </table:table-cell>
          <table:table-cell office:value-type="float" office:value="1033">
            <text:p>1033</text:p>
          </table:table-cell>
          <table:table-cell office:value-type="float" office:value="870">
            <text:p>870</text:p>
          </table:table-cell>
          <table:table-cell office:value-type="float" office:value="213">
            <text:p>21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762">
            <text:p>762</text:p>
          </table:table-cell>
          <table:table-cell office:value-type="float" office:value="188">
            <text:p>188</text:p>
          </table:table-cell>
          <table:table-cell office:value-type="float" office:value="436">
            <text:p>4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LCL/LCL0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0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3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8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2-3/Prover9---1109a.UNS-Ref.s.out</text:p>
          </table:table-cell>
          <table:table-cell office:value-type="string">
            <text:p>ok</text:p>
          </table:table-cell>
          <table:table-cell office:value-type="float" office:value="711">
            <text:p>711</text:p>
          </table:table-cell>
          <table:table-cell office:value-type="float" office:value="310">
            <text:p>310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907">
            <text:p>907</text:p>
          </table:table-cell>
          <table:table-cell office:value-type="float" office:value="568">
            <text:p>56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4275">
            <text:p>34275</text:p>
          </table:table-cell>
          <table:table-cell office:value-type="float" office:value="16495">
            <text:p>16495</text:p>
          </table:table-cell>
          <table:table-cell office:value-type="float" office:value="806">
            <text:p>806</text:p>
          </table:table-cell>
          <table:table-cell office:value-type="float" office:value="289">
            <text:p>28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./testing/prover9-TSTP/SYN/SYN18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1/Prover9---1109a.THM-Ref.s.out</text:p>
          </table:table-cell>
          <table:table-cell office:value-type="string">
            <text:p>ok</text:p>
          </table:table-cell>
          <table:table-cell office:value-type="float" office:value="322">
            <text:p>322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75">
            <text:p>675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044-1/Prover9---1109a.UNS-Ref.s.out</text:p>
          </table:table-cell>
          <table:table-cell office:value-type="string">
            <text:p>ok</text:p>
          </table:table-cell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850">
            <text:p>10850</text:p>
          </table:table-cell>
          <table:table-cell office:value-type="float" office:value="5452">
            <text:p>5452</text:p>
          </table:table-cell>
          <table:table-cell office:value-type="float" office:value="61">
            <text:p>61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YN/SYN3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7.003/Prover9---1109a.UNS-Ref.s.out</text:p>
          </table:table-cell>
          <table:table-cell office:value-type="string">
            <text:p>ok</text:p>
          </table:table-cell>
          <table:table-cell office:value-type="float" office:value="227">
            <text:p>227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2">
            <text:p>552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KRS/KRS117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6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7-1/Prover9---1109a.UNS-Ref.s.out</text:p>
          </table:table-cell>
          <table:table-cell office:value-type="string">
            <text:p>ok</text:p>
          </table:table-cell>
          <table:table-cell office:value-type="float" office:value="238">
            <text:p>238</text:p>
          </table:table-cell>
          <table:table-cell office:value-type="float" office:value="87">
            <text:p>87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82">
            <text:p>682</text:p>
          </table:table-cell>
          <table:table-cell office:value-type="float" office:value="1802">
            <text:p>1802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SET/SET016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5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6-1/Prover9---1109a.UNS-Ref.s.out</text:p>
          </table:table-cell>
          <table:table-cell office:value-type="string">
            <text:p>ok</text:p>
          </table:table-cell>
          <table:table-cell office:value-type="float" office:value="641">
            <text:p>641</text:p>
          </table:table-cell>
          <table:table-cell office:value-type="float" office:value="181">
            <text:p>181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74">
            <text:p>87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COL/COL003-10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5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1-3/Prover9---1109a.UNS-Ref.s.out</text:p>
          </table:table-cell>
          <table:table-cell office:value-type="string">
            <text:p>ok</text:p>
          </table:table-cell>
          <table:table-cell office:value-type="float" office:value="405">
            <text:p>405</text:p>
          </table:table-cell>
          <table:table-cell office:value-type="float" office:value="172">
            <text:p>172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1165">
            <text:p>21165</text:p>
          </table:table-cell>
          <table:table-cell office:value-type="float" office:value="6615">
            <text:p>6615</text:p>
          </table:table-cell>
          <table:table-cell office:value-type="float" office:value="234">
            <text:p>234</text:p>
          </table:table-cell>
          <table:table-cell office:value-type="float" office:value="387">
            <text:p>3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RNG/RNG07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1-2/Prover9---1109a.UNS-Ref.s.out</text:p>
          </table:table-cell>
          <table:table-cell office:value-type="string">
            <text:p>ok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RP/GRP48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2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1/Prover9---1109a.UNS-Ref.s.out</text:p>
          </table:table-cell>
          <table:table-cell office:value-type="string">
            <text:p>ok</text:p>
          </table:table-cell>
          <table:table-cell office:value-type="float" office:value="303">
            <text:p>303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61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3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4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5+6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8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9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1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O/SYO038-1.003.00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3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9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6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4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1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8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8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2/Prover9---1109a.THM-Ref.s.out</text:p>
          </table:table-cell>
          <table:table-cell office:value-type="string">
            <text:p>ok</text:p>
          </table:table-cell>
          <table:table-cell office:value-type="float" office:value="170">
            <text:p>17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432">
            <text:p>432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1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9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8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8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7-1/Prover9---1109a.UNS-Ref.s.out</text:p>
          </table:table-cell>
          <table:table-cell office:value-type="string">
            <text:p>ok</text:p>
          </table:table-cell>
          <table:table-cell office:value-type="float" office:value="704">
            <text:p>704</text:p>
          </table:table-cell>
          <table:table-cell office:value-type="float" office:value="181">
            <text:p>181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95">
            <text:p>895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30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7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9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5-3/Prover9---1109a.UNS-Ref.s.out</text:p>
          </table:table-cell>
          <table:table-cell office:value-type="string">
            <text:p>ok</text:p>
          </table:table-cell>
          <table:table-cell office:value-type="float" office:value="321">
            <text:p>321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64">
            <text:p>564</text:p>
          </table:table-cell>
          <table:table-cell office:value-type="float" office:value="48">
            <text:p>48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V/SWV47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1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4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7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1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7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6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95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2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0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6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4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3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6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8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7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2-3/Prover9---1109a.UNS-Ref.s.out</text:p>
          </table:table-cell>
          <table:table-cell office:value-type="string">
            <text:p>ok</text:p>
          </table:table-cell>
          <table:table-cell office:value-type="float" office:value="324">
            <text:p>324</text:p>
          </table:table-cell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44">
            <text:p>44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MGT/MGT05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3/Prover9---1109a.THM-Ref.s.out</text:p>
          </table:table-cell>
          <table:table-cell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45">
            <text:p>4445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EO/GEO09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5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9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+1/Prover9---1109a.THM-Ref.s.out</text:p>
          </table:table-cell>
          <table:table-cell office:value-type="string">
            <text:p>ok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554">
            <text:p>5554</text:p>
          </table:table-cell>
          <table:table-cell office:value-type="float" office:value="447">
            <text:p>447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241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23-1/Prover9---1109a.UNS-Ref.s.out</text:p>
          </table:table-cell>
          <table:table-cell office:value-type="string">
            <text:p>ok</text:p>
          </table:table-cell>
          <table:table-cell office:value-type="float" office:value="298">
            <text:p>298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577">
            <text:p>577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./testing/prover9-TSTP/SEU/SEU1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6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8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6-3/Prover9---1109a.UNS-Ref.s.out</text:p>
          </table:table-cell>
          <table:table-cell office:value-type="string">
            <text:p>ok</text:p>
          </table:table-cell>
          <table:table-cell office:value-type="float" office:value="369">
            <text:p>369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FLD/FLD02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3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9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4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9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8+2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05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1+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6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0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1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3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2/Prover9---1109a.THM-Ref.s.out</text:p>
          </table:table-cell>
          <table:table-cell office:value-type="string">
            <text:p>ok</text:p>
          </table:table-cell>
          <table:table-cell office:value-type="float" office:value="214">
            <text:p>214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NUM/NUM4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3/Prover9---1109a.UNS-Ref.s.out</text:p>
          </table:table-cell>
          <table:table-cell office:value-type="string">
            <text:p>ok</text:p>
          </table:table-cell>
          <table:table-cell office:value-type="float" office:value="171">
            <text:p>171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BOO/BOO018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3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3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9+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92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2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1/Prover9---1109a.THM-Ref.s.out</text:p>
          </table:table-cell>
          <table:table-cell office:value-type="string">
            <text:p>ok</text:p>
          </table:table-cell>
          <table:table-cell office:value-type="float" office:value="1430">
            <text:p>1430</text:p>
          </table:table-cell>
          <table:table-cell office:value-type="float" office:value="1517">
            <text:p>1517</text:p>
          </table:table-cell>
          <table:table-cell office:value-type="float" office:value="454">
            <text:p>45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11">
            <text:p>2211</text:p>
          </table:table-cell>
          <table:table-cell office:value-type="float" office:value="3810">
            <text:p>3810</text:p>
          </table:table-cell>
          <table:table-cell office:value-type="float" office:value="1524">
            <text:p>152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../testing/prover9-TSTP/BOO/BOO00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9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1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5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5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2/Prover9---1109a.THM-Ref.s.out</text:p>
          </table:table-cell>
          <table:table-cell office:value-type="string">
            <text:p>ok</text:p>
          </table:table-cell>
          <table:table-cell office:value-type="float" office:value="507">
            <text:p>507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CL/LCL686+1.010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5-1/Prover9---1109a.UNS-Ref.s.out</text:p>
          </table:table-cell>
          <table:table-cell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04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7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3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8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6/Prover9---1109a.UNS-Ref.s.out</text:p>
          </table:table-cell>
          <table:table-cell office:value-type="string">
            <text:p>ok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725">
            <text:p>72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LAT/LAT0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2.002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37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66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-1/Prover9---1109a.UNS-Ref.s.out</text:p>
          </table:table-cell>
          <table:table-cell office:value-type="string">
            <text:p>ok</text:p>
          </table:table-cell>
          <table:table-cell office:value-type="float" office:value="183">
            <text:p>183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59">
            <text:p>1859</text:p>
          </table:table-cell>
          <table:table-cell office:value-type="float" office:value="715">
            <text:p>715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7+1/Prover9---1109a.THM-Ref.s.out</text:p>
          </table:table-cell>
          <table:table-cell office:value-type="string">
            <text:p>ok</text:p>
          </table:table-cell>
          <table:table-cell office:value-type="float" office:value="348">
            <text:p>348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58">
            <text:p>1658</text:p>
          </table:table-cell>
          <table:table-cell office:value-type="float" office:value="860">
            <text:p>860</text:p>
          </table:table-cell>
          <table:table-cell office:value-type="float" office:value="109">
            <text:p>109</text:p>
          </table:table-cell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RNG/RNG0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9+6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10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1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20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3/Prover9---1109a.UNS-Ref.s.out</text:p>
          </table:table-cell>
          <table:table-cell office:value-type="string">
            <text:p>ok</text:p>
          </table:table-cell>
          <table:table-cell office:value-type="float" office:value="212">
            <text:p>212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672">
            <text:p>672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15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3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9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4+3/Prover9---1109a.THM-Ref.s.out</text:p>
          </table:table-cell>
          <table:table-cell office:value-type="string">
            <text:p>ok</text:p>
          </table:table-cell>
          <table:table-cell office:value-type="float" office:value="292">
            <text:p>292</text:p>
          </table:table-cell>
          <table:table-cell office:value-type="float" office:value="74">
            <text:p>74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711">
            <text:p>71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ET/SET173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5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1/Prover9---1109a.THM-Ref.s.out</text:p>
          </table:table-cell>
          <table:table-cell office:value-type="string">
            <text:p>ok</text:p>
          </table:table-cell>
          <table:table-cell office:value-type="float" office:value="358">
            <text:p>358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94">
            <text:p>994</text:p>
          </table:table-cell>
          <table:table-cell office:value-type="float" office:value="141">
            <text:p>141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AT/LAT005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1.002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7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6-1/Prover9---1109a.UNS-Ref.s.out</text:p>
          </table:table-cell>
          <table:table-cell office:value-type="string">
            <text:p>ok</text:p>
          </table:table-cell>
          <table:table-cell office:value-type="float" office:value="543">
            <text:p>54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1077">
            <text:p>1077</text:p>
          </table:table-cell>
          <table:table-cell office:value-type="float" office:value="95">
            <text:p>95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../testing/prover9-TSTP/SWC/SWC0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1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6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0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9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1-2/Prover9---1109a.UNS-Ref.s.out</text:p>
          </table:table-cell>
          <table:table-cell office:value-type="string">
            <text:p>ok</text:p>
          </table:table-cell>
          <table:table-cell office:value-type="float" office:value="405">
            <text:p>405</text:p>
          </table:table-cell>
          <table:table-cell office:value-type="float" office:value="197">
            <text:p>197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float" office:value="1043">
            <text:p>1043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SYN/SYN334+1/Prover9---1109a.THM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37-1/Prover9---1109a.UNS-Ref.s.out</text:p>
          </table:table-cell>
          <table:table-cell office:value-type="string">
            <text:p>ok</text:p>
          </table:table-cell>
          <table:table-cell office:value-type="float" office:value="301">
            <text:p>301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733">
            <text:p>733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U/SEU16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4/Prover9---1109a.UNS-Ref.s.out</text:p>
          </table:table-cell>
          <table:table-cell office:value-type="string">
            <text:p>ok</text:p>
          </table:table-cell>
          <table:table-cell office:value-type="float" office:value="884">
            <text:p>884</text:p>
          </table:table-cell>
          <table:table-cell office:value-type="float" office:value="319">
            <text:p>319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69">
            <text:p>1069</text:p>
          </table:table-cell>
          <table:table-cell office:value-type="float" office:value="200">
            <text:p>200</text:p>
          </table:table-cell>
          <table:table-cell office:value-type="float" office:value="313">
            <text:p>3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MSC/MSC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5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1/Prover9---1109a.THM-Ref.s.out</text:p>
          </table:table-cell>
          <table:table-cell office:value-type="string">
            <text:p>ok</text:p>
          </table:table-cell>
          <table:table-cell office:value-type="float" office:value="424">
            <text:p>424</text:p>
          </table:table-cell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911">
            <text:p>911</text:p>
          </table:table-cell>
          <table:table-cell office:value-type="float" office:value="106">
            <text:p>106</text:p>
          </table:table-cell>
          <table:table-cell office:value-type="float" office:value="147">
            <text:p>14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GRP/GRP09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3/Prover9---1109a.THM-Ref.s.out</text:p>
          </table:table-cell>
          <table:table-cell office:value-type="string">
            <text:p>ok</text:p>
          </table:table-cell>
          <table:table-cell office:value-type="float" office:value="229">
            <text:p>229</text:p>
          </table:table-cell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502">
            <text:p>41502</text:p>
          </table:table-cell>
          <table:table-cell office:value-type="float" office:value="661">
            <text:p>66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LCL/LCL194-3/Prover9---1109a.UNS-Ref.s.out</text:p>
          </table:table-cell>
          <table:table-cell office:value-type="string">
            <text:p>ok</text:p>
          </table:table-cell>
          <table:table-cell office:value-type="float" office:value="612">
            <text:p>612</text:p>
          </table:table-cell>
          <table:table-cell office:value-type="float" office:value="148">
            <text:p>148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938">
            <text:p>17938</text:p>
          </table:table-cell>
          <table:table-cell office:value-type="float" office:value="2068">
            <text:p>2068</text:p>
          </table:table-cell>
          <table:table-cell office:value-type="float" office:value="1503">
            <text:p>150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04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1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8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5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4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8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7+2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2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3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1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2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4+1.010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26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6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2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2/Prover9---1109a.UNS-Ref.s.out</text:p>
          </table:table-cell>
          <table:table-cell office:value-type="string">
            <text:p>ok</text:p>
          </table:table-cell>
          <table:table-cell office:value-type="float" office:value="1183">
            <text:p>1183</text:p>
          </table:table-cell>
          <table:table-cell office:value-type="float" office:value="260">
            <text:p>260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793">
            <text:p>1793</text:p>
          </table:table-cell>
          <table:table-cell office:value-type="float" office:value="2949">
            <text:p>2949</text:p>
          </table:table-cell>
          <table:table-cell office:value-type="float" office:value="495">
            <text:p>495</text:p>
          </table:table-cell>
          <table:table-cell office:value-type="float" office:value="227">
            <text:p>22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../testing/prover9-TSTP/SET/SET9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5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7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2/Prover9---1109a.UNS-Ref.s.out</text:p>
          </table:table-cell>
          <table:table-cell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1+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0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9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1/Prover9---1109a.UNS-Ref.s.out</text:p>
          </table:table-cell>
          <table:table-cell office:value-type="string">
            <text:p>ok</text:p>
          </table:table-cell>
          <table:table-cell office:value-type="float" office:value="733">
            <text:p>73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192">
            <text:p>6192</text:p>
          </table:table-cell>
          <table:table-cell office:value-type="float" office:value="9595">
            <text:p>9595</text:p>
          </table:table-cell>
          <table:table-cell office:value-type="float" office:value="136">
            <text:p>136</text:p>
          </table:table-cell>
          <table:table-cell office:value-type="float" office:value="177">
            <text:p>17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SYN/SYN2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9-1/Prover9---1109a.UNS-Ref.s.out</text:p>
          </table:table-cell>
          <table:table-cell office:value-type="string">
            <text:p>ok</text:p>
          </table:table-cell>
          <table:table-cell office:value-type="float" office:value="320">
            <text:p>320</text:p>
          </table:table-cell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785">
            <text:p>785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35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3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9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8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97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0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2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5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2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7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4/Prover9---1109a.THM-Ref.s.out</text:p>
          </table:table-cell>
          <table:table-cell office:value-type="string">
            <text:p>ok</text:p>
          </table:table-cell>
          <table:table-cell office:value-type="float" office:value="1077">
            <text:p>1077</text:p>
          </table:table-cell>
          <table:table-cell office:value-type="float" office:value="893">
            <text:p>893</text:p>
          </table:table-cell>
          <table:table-cell office:value-type="float" office:value="202">
            <text:p>20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62">
            <text:p>1762</text:p>
          </table:table-cell>
          <table:table-cell office:value-type="float" office:value="477">
            <text:p>477</text:p>
          </table:table-cell>
          <table:table-cell office:value-type="float" office:value="231">
            <text:p>2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CAT/CAT00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1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2.00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0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9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3/Prover9---1109a.UNS-Ref.s.out</text:p>
          </table:table-cell>
          <table:table-cell office:value-type="string">
            <text:p>ok</text:p>
          </table:table-cell>
          <table:table-cell office:value-type="float" office:value="416">
            <text:p>416</text:p>
          </table:table-cell>
          <table:table-cell office:value-type="float" office:value="123">
            <text:p>123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178">
            <text:p>7178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PRO/PRO011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8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1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5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1/Prover9---1109a.THM-Ref.s.out</text:p>
          </table:table-cell>
          <table:table-cell office:value-type="string">
            <text:p>ok</text:p>
          </table:table-cell>
          <table:table-cell office:value-type="float" office:value="222">
            <text:p>222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EO/GEO19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0+1/Prover9---1109a.THM-Ref.s.out</text:p>
          </table:table-cell>
          <table:table-cell office:value-type="string">
            <text:p>ok</text:p>
          </table:table-cell>
          <table:table-cell office:value-type="float" office:value="328">
            <text:p>328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GRP/GRP123-1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5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1-1/Prover9---1109a.UNS-Ref.s.out</text:p>
          </table:table-cell>
          <table:table-cell office:value-type="string">
            <text:p>ok</text:p>
          </table:table-cell>
          <table:table-cell office:value-type="float" office:value="564">
            <text:p>564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1060">
            <text:p>1060</text:p>
          </table:table-cell>
          <table:table-cell office:value-type="float" office:value="104">
            <text:p>104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MGT/MGT0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5+3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2+1/Prover9---1109a.THM-Ref.s.out</text:p>
          </table:table-cell>
          <table:table-cell office:value-type="string">
            <text:p>ok</text:p>
          </table:table-cell>
          <table:table-cell office:value-type="float" office:value="201">
            <text:p>20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./testing/prover9-TSTP/CAT/CAT014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1+1/Prover9---1109a.THM-Ref.s.ou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8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3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4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9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2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4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7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5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2/Prover9---1109a.THM-Ref.s.out</text:p>
          </table:table-cell>
          <table:table-cell office:value-type="string">
            <text:p>ok</text:p>
          </table:table-cell>
          <table:table-cell office:value-type="float" office:value="384">
            <text:p>384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198">
            <text:p>7198</text:p>
          </table:table-cell>
          <table:table-cell office:value-type="float" office:value="2973">
            <text:p>2973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HWV/HWV01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2/Prover9---1109a.UNS-Ref.s.out</text:p>
          </table:table-cell>
          <table:table-cell office:value-type="string">
            <text:p>ok</text:p>
          </table:table-cell>
          <table:table-cell office:value-type="float" office:value="322">
            <text:p>32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33">
            <text:p>733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RNG/RNG07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9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6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3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7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3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2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8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3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4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3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1-1/Prover9---1109a.UNS-Ref.s.ou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0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1+3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5+1/Prover9---1109a.THM-Ref.s.out</text:p>
          </table:table-cell>
          <table:table-cell office:value-type="string">
            <text:p>ok</text:p>
          </table:table-cell>
          <table:table-cell office:value-type="float" office:value="1204">
            <text:p>1204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37">
            <text:p>1137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LAT/LAT00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3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4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7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1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1/Prover9---1109a.THM-Ref.s.out</text:p>
          </table:table-cell>
          <table:table-cell office:value-type="string">
            <text:p>ok</text:p>
          </table:table-cell>
          <table:table-cell office:value-type="float" office:value="256">
            <text:p>25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RNG/RNG00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1/Prover9---1109a.UNS-Ref.s.out</text:p>
          </table:table-cell>
          <table:table-cell office:value-type="string">
            <text:p>ok</text:p>
          </table:table-cell>
          <table:table-cell office:value-type="float" office:value="359">
            <text:p>359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79">
            <text:p>779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HEN/HEN010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0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2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4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7-1/Prover9---1109a.UNS-Ref.s.out</text:p>
          </table:table-cell>
          <table:table-cell office:value-type="string">
            <text:p>ok</text:p>
          </table:table-cell>
          <table:table-cell office:value-type="float" office:value="782">
            <text:p>78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635">
            <text:p>3635</text:p>
          </table:table-cell>
          <table:table-cell office:value-type="float" office:value="6051">
            <text:p>6051</text:p>
          </table:table-cell>
          <table:table-cell office:value-type="float" office:value="138">
            <text:p>138</text:p>
          </table:table-cell>
          <table:table-cell office:value-type="float" office:value="173">
            <text:p>17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GRP/GRP6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6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87-1/Prover9---1109a.UNS-Ref.s.ou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7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5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1+1/Prover9---1109a.THM-Ref.s.out</text:p>
          </table:table-cell>
          <table:table-cell office:value-type="string">
            <text:p>ok</text:p>
          </table:table-cell>
          <table:table-cell office:value-type="float" office:value="280">
            <text:p>280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 office:value-type="float" office:value="227">
            <text:p>227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KLE/KLE04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7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0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9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1/Prover9---1109a.UNS-Ref.s.out</text:p>
          </table:table-cell>
          <table:table-cell office:value-type="string">
            <text:p>ok</text:p>
          </table:table-cell>
          <table:table-cell office:value-type="float" office:value="770">
            <text:p>77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059">
            <text:p>16059</text:p>
          </table:table-cell>
          <table:table-cell office:value-type="float" office:value="4437">
            <text:p>4437</text:p>
          </table:table-cell>
          <table:table-cell office:value-type="float" office:value="1024">
            <text:p>1024</text:p>
          </table:table-cell>
          <table:table-cell office:value-type="float" office:value="180">
            <text:p>18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SEU/SEU28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3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9-1/Prover9---1109a.UNS-Ref.s.out</text:p>
          </table:table-cell>
          <table:table-cell office:value-type="string">
            <text:p>ok</text:p>
          </table:table-cell>
          <table:table-cell office:value-type="float" office:value="288">
            <text:p>288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737">
            <text:p>737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SET/SET0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1.001/Prover9---1109a.UNS-Ref.s.out</text:p>
          </table:table-cell>
          <table:table-cell office:value-type="string">
            <text:p>ok</text:p>
          </table:table-cell>
          <table:table-cell office:value-type="float" office:value="454">
            <text:p>454</text:p>
          </table:table-cell>
          <table:table-cell office:value-type="float" office:value="671">
            <text:p>671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81">
            <text:p>81</text:p>
          </table:table-cell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LCL/LCL25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4/Prover9---1109a.UNS-Ref.s.out</text:p>
          </table:table-cell>
          <table:table-cell office:value-type="string">
            <text:p>ok</text:p>
          </table:table-cell>
          <table:table-cell office:value-type="float" office:value="236">
            <text:p>236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GRP/GRP125-4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0-1/Prover9---1109a.UNS-Ref.s.out</text:p>
          </table:table-cell>
          <table:table-cell office:value-type="string">
            <text:p>ok</text:p>
          </table:table-cell>
          <table:table-cell office:value-type="float" office:value="460">
            <text:p>460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902">
            <text:p>902</text:p>
          </table:table-cell>
          <table:table-cell office:value-type="float" office:value="53">
            <text:p>53</text:p>
          </table:table-cell>
          <table:table-cell office:value-type="float" office:value="128">
            <text:p>1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GRP/GRP46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31-1/Prover9---1109a.UNS-Ref.s.out</text:p>
          </table:table-cell>
          <table:table-cell office:value-type="string">
            <text:p>ok</text:p>
          </table:table-cell>
          <table:table-cell office:value-type="float" office:value="840">
            <text:p>840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927">
            <text:p>6927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493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8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2/Prover9---1109a.THM-Ref.s.out</text:p>
          </table:table-cell>
          <table:table-cell office:value-type="string">
            <text:p>ok</text:p>
          </table:table-cell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LCL/LCL118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6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3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8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09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2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3/Prover9---1109a.THM-Ref.s.out</text:p>
          </table:table-cell>
          <table:table-cell office:value-type="string">
            <text:p>ok</text:p>
          </table:table-cell>
          <table:table-cell office:value-type="float" office:value="384">
            <text:p>384</text:p>
          </table:table-cell>
          <table:table-cell office:value-type="float" office:value="49">
            <text:p>4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329">
            <text:p>1329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ALG/ALG4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2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1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6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8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3/Prover9---1109a.UNS-Ref.s.out</text:p>
          </table:table-cell>
          <table:table-cell office:value-type="string">
            <text:p>ok</text:p>
          </table:table-cell>
          <table:table-cell office:value-type="float" office:value="1014">
            <text:p>1014</text:p>
          </table:table-cell>
          <table:table-cell office:value-type="float" office:value="739">
            <text:p>739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70">
            <text:p>1470</text:p>
          </table:table-cell>
          <table:table-cell office:value-type="float" office:value="600">
            <text:p>600</text:p>
          </table:table-cell>
          <table:table-cell office:value-type="float" office:value="320">
            <text:p>32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RNG/RNG1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98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2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5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0-1/Prover9---1109a.UNS-Ref.s.out</text:p>
          </table:table-cell>
          <table:table-cell office:value-type="string">
            <text:p>ok</text:p>
          </table:table-cell>
          <table:table-cell office:value-type="float" office:value="691">
            <text:p>691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61">
            <text:p>2261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KLE/KLE15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2/Prover9---1109a.THM-Ref.s.out</text:p>
          </table:table-cell>
          <table:table-cell office:value-type="string">
            <text:p>ok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675">
            <text:p>67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LCL/LCL1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2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1-1/Prover9---1109a.UNS-Ref.s.out</text:p>
          </table:table-cell>
          <table:table-cell office:value-type="string">
            <text:p>ok</text:p>
          </table:table-cell>
          <table:table-cell office:value-type="float" office:value="555">
            <text:p>555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968">
            <text:p>968</text:p>
          </table:table-cell>
          <table:table-cell office:value-type="float" office:value="84">
            <text:p>84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RP/GRP519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3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3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1.00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2.00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7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8-4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3/Prover9---1109a.UNS-Ref.s.out</text:p>
          </table:table-cell>
          <table:table-cell office:value-type="string">
            <text:p>ok</text:p>
          </table:table-cell>
          <table:table-cell office:value-type="float" office:value="873">
            <text:p>873</text:p>
          </table:table-cell>
          <table:table-cell office:value-type="float" office:value="329">
            <text:p>329</text:p>
          </table:table-cell>
          <table:table-cell office:value-type="float" office:value="127">
            <text:p>127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040">
            <text:p>3040</text:p>
          </table:table-cell>
          <table:table-cell office:value-type="float" office:value="1347">
            <text:p>134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33453">
            <text:p>33453</text:p>
          </table:table-cell>
          <table:table-cell office:value-type="float" office:value="16275">
            <text:p>16275</text:p>
          </table:table-cell>
          <table:table-cell office:value-type="float" office:value="3030">
            <text:p>3030</text:p>
          </table:table-cell>
          <table:table-cell office:value-type="float" office:value="525">
            <text:p>52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GRP/GRP130-4.00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9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8-2/Prover9---1109a.UNS-Ref.s.out</text:p>
          </table:table-cell>
          <table:table-cell office:value-type="string">
            <text:p>ok</text:p>
          </table:table-cell>
          <table:table-cell office:value-type="float" office:value="595">
            <text:p>595</text:p>
          </table:table-cell>
          <table:table-cell office:value-type="float" office:value="168">
            <text:p>168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585">
            <text:p>3585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../testing/prover9-TSTP/BOO/BOO013-4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3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1+3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9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6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8-1/Prover9---1109a.UNS-Ref.s.out</text:p>
          </table:table-cell>
          <table:table-cell office:value-type="string">
            <text:p>ok</text:p>
          </table:table-cell>
          <table:table-cell office:value-type="float" office:value="334">
            <text:p>334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798">
            <text:p>798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EU/SEU31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3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7+5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ED/MED00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6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4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1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1/Prover9---1109a.UNS-Ref.s.out</text:p>
          </table:table-cell>
          <table:table-cell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3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1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2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81-1/Prover9---1109a.UNS-Ref.s.out</text:p>
          </table:table-cell>
          <table:table-cell office:value-type="string">
            <text:p>ok</text:p>
          </table:table-cell>
          <table:table-cell office:value-type="float" office:value="400">
            <text:p>400</text:p>
          </table:table-cell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888">
            <text:p>888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GEO/GEO09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4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9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5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8+3/Prover9---1109a.THM-Ref.s.out</text:p>
          </table:table-cell>
          <table:table-cell office:value-type="string">
            <text:p>ok</text:p>
          </table:table-cell>
          <table:table-cell office:value-type="float" office:value="671">
            <text:p>671</text:p>
          </table:table-cell>
          <table:table-cell office:value-type="float" office:value="435">
            <text:p>435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77">
            <text:p>1577</text:p>
          </table:table-cell>
          <table:table-cell office:value-type="float" office:value="252">
            <text:p>252</text:p>
          </table:table-cell>
          <table:table-cell office:value-type="float" office:value="211">
            <text:p>2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6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7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1-3/Prover9---1109a.UNS-Ref.s.out</text:p>
          </table:table-cell>
          <table:table-cell office:value-type="string">
            <text:p>ok</text:p>
          </table:table-cell>
          <table:table-cell office:value-type="float" office:value="470">
            <text:p>470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office:value-type="float" office:value="753">
            <text:p>753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128-1.003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1.003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8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8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1+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0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9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0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0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9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-1/Prover9---1109a.UNS-Ref.s.out</text:p>
          </table:table-cell>
          <table:table-cell office:value-type="string">
            <text:p>ok</text:p>
          </table:table-cell>
          <table:table-cell office:value-type="float" office:value="281">
            <text:p>281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21">
            <text:p>8721</text:p>
          </table:table-cell>
          <table:table-cell office:value-type="float" office:value="713">
            <text:p>7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17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5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1/Prover9---1109a.UNS-Ref.s.out</text:p>
          </table:table-cell>
          <table:table-cell office:value-type="string">
            <text:p>ok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85">
            <text:p>885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ET/SET853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8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0+1/Prover9---1109a.THM-Ref.s.out</text:p>
          </table:table-cell>
          <table:table-cell office:value-type="string">
            <text:p>ok</text:p>
          </table:table-cell>
          <table:table-cell office:value-type="float" office:value="1278">
            <text:p>1278</text:p>
          </table:table-cell>
          <table:table-cell office:value-type="float" office:value="746">
            <text:p>746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15">
            <text:p>1915</text:p>
          </table:table-cell>
          <table:table-cell office:value-type="float" office:value="833">
            <text:p>833</text:p>
          </table:table-cell>
          <table:table-cell office:value-type="float" office:value="713">
            <text:p>7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HEN/HEN004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8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76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8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9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3/Prover9---1109a.THM-Ref.s.out</text:p>
          </table:table-cell>
          <table:table-cell office:value-type="string">
            <text:p>ok</text:p>
          </table:table-cell>
          <table:table-cell office:value-type="float" office:value="494">
            <text:p>494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610">
            <text:p>610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WW/SWW2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3/Prover9---1109a.THM-Ref.s.out</text:p>
          </table:table-cell>
          <table:table-cell office:value-type="string">
            <text:p>ok</text:p>
          </table:table-cell>
          <table:table-cell office:value-type="float" office:value="418">
            <text:p>418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1065">
            <text:p>1065</text:p>
          </table:table-cell>
          <table:table-cell office:value-type="float" office:value="33">
            <text:p>33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HEN/HEN007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7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1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4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5-1/Prover9---1109a.UNS-Ref.s.out</text:p>
          </table:table-cell>
          <table:table-cell office:value-type="string">
            <text:p>ok</text:p>
          </table:table-cell>
          <table:table-cell office:value-type="float" office:value="636">
            <text:p>63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766">
            <text:p>3766</text:p>
          </table:table-cell>
          <table:table-cell office:value-type="float" office:value="5840">
            <text:p>5840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174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6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0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9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9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8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4-1/Prover9---1109a.UNS-Ref.s.out</text:p>
          </table:table-cell>
          <table:table-cell office:value-type="string">
            <text:p>ok</text:p>
          </table:table-cell>
          <table:table-cell office:value-type="float" office:value="584">
            <text:p>58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24">
            <text:p>2524</text:p>
          </table:table-cell>
          <table:table-cell office:value-type="float" office:value="4011">
            <text:p>4011</text:p>
          </table:table-cell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27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2/Prover9---1109a.UNS-Ref.s.out</text:p>
          </table:table-cell>
          <table:table-cell office:value-type="string">
            <text:p>ok</text:p>
          </table:table-cell>
          <table:table-cell office:value-type="float" office:value="751">
            <text:p>751</text:p>
          </table:table-cell>
          <table:table-cell office:value-type="float" office:value="183">
            <text:p>183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2147">
            <text:p>2147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ALG/ALG01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2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12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8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33+2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61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1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2/Prover9---1109a.THM-Ref.s.out</text:p>
          </table:table-cell>
          <table:table-cell office:value-type="string">
            <text:p>ok</text:p>
          </table:table-cell>
          <table:table-cell office:value-type="float" office:value="246">
            <text:p>246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626">
            <text:p>626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550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1/Prover9---1109a.THM-Ref.s.out</text:p>
          </table:table-cell>
          <table:table-cell office:value-type="string">
            <text:p>ok</text:p>
          </table:table-cell>
          <table:table-cell office:value-type="float" office:value="1056">
            <text:p>1056</text:p>
          </table:table-cell>
          <table:table-cell office:value-type="float" office:value="1121">
            <text:p>1121</text:p>
          </table:table-cell>
          <table:table-cell office:value-type="float" office:value="300">
            <text:p>30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8665">
            <text:p>8665</text:p>
          </table:table-cell>
          <table:table-cell office:value-type="float" office:value="3863">
            <text:p>3863</text:p>
          </table:table-cell>
          <table:table-cell office:value-type="float" office:value="15625">
            <text:p>15625</text:p>
          </table:table-cell>
          <table:table-cell office:value-type="float" office:value="1717">
            <text:p>171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ALG/ALG21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+6/Prover9---1109a.THM-Ref.s.out</text:p>
          </table:table-cell>
          <table:table-cell office:value-type="string">
            <text:p>ok</text:p>
          </table:table-cell>
          <table:table-cell office:value-type="float" office:value="358">
            <text:p>358</text:p>
          </table:table-cell>
          <table:table-cell office:value-type="float" office:value="56">
            <text:p>5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68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8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4-1/Prover9---1109a.UNS-Ref.s.out</text:p>
          </table:table-cell>
          <table:table-cell office:value-type="string">
            <text:p>ok</text:p>
          </table:table-cell>
          <table:table-cell office:value-type="float" office:value="417">
            <text:p>417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600">
            <text:p>1600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NUM/NUM54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0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4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7-2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8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9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8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12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9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1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9-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2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2/Prover9---1109a.UNS-Ref.s.out</text:p>
          </table:table-cell>
          <table:table-cell office:value-type="string">
            <text:p>ok</text:p>
          </table:table-cell>
          <table:table-cell office:value-type="float" office:value="713">
            <text:p>713</text:p>
          </table:table-cell>
          <table:table-cell office:value-type="float" office:value="168">
            <text:p>168</text:p>
          </table:table-cell>
          <table:table-cell table:number-columns-repeated="2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363">
            <text:p>14363</text:p>
          </table:table-cell>
          <table:table-cell office:value-type="float" office:value="3597">
            <text:p>3597</text:p>
          </table:table-cell>
          <table:table-cell office:value-type="float" office:value="941">
            <text:p>941</text:p>
          </table:table-cell>
          <table:table-cell office:value-type="float" office:value="180">
            <text:p>18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SWC/SWC05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3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5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7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5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9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7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6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5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7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5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1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3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5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6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0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4-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1-2/Prover9---1109a.UNS-Ref.s.out</text:p>
          </table:table-cell>
          <table:table-cell office:value-type="string">
            <text:p>ok</text:p>
          </table:table-cell>
          <table:table-cell office:value-type="float" office:value="408">
            <text:p>408</text:p>
          </table:table-cell>
          <table:table-cell office:value-type="float" office:value="129">
            <text:p>129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137">
            <text:p>6137</text:p>
          </table:table-cell>
          <table:table-cell office:value-type="float" office:value="1467">
            <text:p>1467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PUZ/PUZ0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9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7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5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8+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1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7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9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4+4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1/Prover9---1109a.THM-Ref.s.out</text:p>
          </table:table-cell>
          <table:table-cell office:value-type="string">
            <text:p>ok</text:p>
          </table:table-cell>
          <table:table-cell office:value-type="float" office:value="211">
            <text:p>211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ET/SET07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5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4.003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4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3/Prover9---1109a.UNS-Ref.s.out</text:p>
          </table:table-cell>
          <table:table-cell office:value-type="string">
            <text:p>ok</text:p>
          </table:table-cell>
          <table:table-cell office:value-type="float" office:value="807">
            <text:p>807</text:p>
          </table:table-cell>
          <table:table-cell office:value-type="float" office:value="237">
            <text:p>237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9720">
            <text:p>29720</text:p>
          </table:table-cell>
          <table:table-cell office:value-type="float" office:value="2574">
            <text:p>2574</text:p>
          </table:table-cell>
          <table:table-cell office:value-type="float" office:value="779">
            <text:p>77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LCL/LCL170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2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7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8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0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2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3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6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2/Prover9---1109a.UNS-Ref.s.out</text:p>
          </table:table-cell>
          <table:table-cell office:value-type="string">
            <text:p>ok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8">
            <text:p>72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KRS/KRS20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0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6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9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5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2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4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3-2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0-6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8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3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4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1.003/Prover9---1109a.UNS-Ref.s.out</text:p>
          </table:table-cell>
          <table:table-cell office:value-type="string">
            <text:p>ok</text:p>
          </table:table-cell>
          <table:table-cell office:value-type="float" office:value="305">
            <text:p>305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72">
            <text:p>872</text:p>
          </table:table-cell>
          <table:table-cell office:value-type="float" office:value="70">
            <text:p>70</text:p>
          </table:table-cell>
          <table:table-cell office:value-type="float" office:value="221">
            <text:p>2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65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6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5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2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4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3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3/Prover9---1109a.THM-Ref.s.out</text:p>
          </table:table-cell>
          <table:table-cell office:value-type="string">
            <text:p>ok</text:p>
          </table:table-cell>
          <table:table-cell office:value-type="float" office:value="525">
            <text:p>525</text:p>
          </table:table-cell>
          <table:table-cell office:value-type="float" office:value="290">
            <text:p>290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359">
            <text:p>14359</text:p>
          </table:table-cell>
          <table:table-cell office:value-type="float" office:value="1071">
            <text:p>1071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HEN/HEN010-5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1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2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1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5/Prover9---1109a.UNS-Ref.s.out</text:p>
          </table:table-cell>
          <table:table-cell office:value-type="string">
            <text:p>ok</text:p>
          </table:table-cell>
          <table:table-cell office:value-type="float" office:value="239">
            <text:p>239</text:p>
          </table:table-cell>
          <table:table-cell office:value-type="float" office:value="34">
            <text:p>34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SWW/SWW470+6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1-7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3/Prover9---1109a.THM-Ref.s.out</text:p>
          </table:table-cell>
          <table:table-cell office:value-type="string">
            <text:p>ok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846">
            <text:p>26846</text:p>
          </table:table-cell>
          <table:table-cell office:value-type="float" office:value="845">
            <text:p>845</text:p>
          </table:table-cell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SWV/SWV750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1/Prover9---1109a.UNS-Ref.s.out</text:p>
          </table:table-cell>
          <table:table-cell office:value-type="string">
            <text:p>prcons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24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4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6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7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6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1/Prover9---1109a.UNS-Ref.s.out</text:p>
          </table:table-cell>
          <table:table-cell office:value-type="string">
            <text:p>ok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GRP/GRP34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5-2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3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2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2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3-1/Prover9---1109a.UNS-Ref.s.out</text:p>
          </table:table-cell>
          <table:table-cell office:value-type="string">
            <text:p>ok</text:p>
          </table:table-cell>
          <table:table-cell office:value-type="float" office:value="675">
            <text:p>67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4862">
            <text:p>4862</text:p>
          </table:table-cell>
          <table:table-cell office:value-type="float" office:value="93">
            <text:p>93</text:p>
          </table:table-cell>
          <table:table-cell office:value-type="float" office:value="159">
            <text:p>15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PUZ/PUZ133+1/Prover9---1109a.THM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3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7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3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9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8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4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1+1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4+2/Prover9---1109a.THM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4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1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1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3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5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6-4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0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3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5+2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7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43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2/Prover9---1109a.THM-Ref.s.out</text:p>
          </table:table-cell>
          <table:table-cell office:value-type="string">
            <text:p>ok</text:p>
          </table:table-cell>
          <table:table-cell office:value-type="float" office:value="182">
            <text:p>182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18">
            <text:p>718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733+1/Prover9---1109a.THM-Ref.s.out</text:p>
          </table:table-cell>
          <table:table-cell office:value-type="string">
            <text:p>ok</text:p>
          </table:table-cell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KLE/KLE075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7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5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4-1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+1/Prover9---1109a.THM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7-1/Prover9---1109a.UNS-Ref.s.out</text:p>
          </table:table-cell>
          <table:table-cell office:value-type="string">
            <text:p>gcomp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4-6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13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3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2.004/Prover9---1109a.UNS-Ref.s.out</text:p>
          </table:table-cell>
          <table:table-cell office:value-type="string">
            <text:p>sol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2/Prover9---1109a.UNS-Ref.s.out</text:p>
          </table:table-cell>
          <table:table-cell office:value-type="string">
            <text:p>cutintro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7+3/Prover9---1109a.THM-Ref.s.out</text:p>
          </table:table-cell>
          <table:table-cell office:value-type="string">
            <text:p>ok</text:p>
          </table:table-cell>
          <table:table-cell office:value-type="float" office:value="621">
            <text:p>621</text:p>
          </table:table-cell>
          <table:table-cell office:value-type="float" office:value="435">
            <text:p>435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28">
            <text:p>1728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WV/SWV796-1/Prover9---1109a.UNS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+1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3/Prover9---1109a.THM-Ref.s.ou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 table:number-rows-repeated="104575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1723_summary" table:style-name="ta1">
        <office:forms form:automatic-focus="false" form:apply-design-mode="false"/>
        <table:shapes>
          <draw:frame draw:z-index="0" draw:style-name="gr1" svg:width="17.121cm" svg:height="10.491cm" svg:x="0.778cm" svg:y="9.571cm">
            <draw:object draw:notify-on-update-of-ranges="r1723_summary.B6:r1723_summary.B8 r1723_summary.C5:r1723_summary.C5 r1723_summary.C6:r1723_summary.C8 r1723_summary.D5:r1723_summary.D5 r1723_summary.D6:r1723_summary.D8 r1723_summary.E5:r1723_summary.E5 r1723_summary.E6:r1723_summary.E8 r1723_summary.F5:r1723_summary.F5 r1723_summary.F6:r1723_summary.F8 r1723_summary.G5:r1723_summary.G5 r1723_summary.G6:r1723_summary.G8 r1723_summary.H5:r1723_summary.H5 r1723_summary.H6:r1723_summary.H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8.574cm" svg:height="10.144cm" svg:x="18.339cm" svg:y="9.573cm">
            <draw:object draw:notify-on-update-of-ranges="r1723_summary.B13:r1723_summary.B15 r1723_summary.C12:r1723_summary.C12 r1723_summary.C13:r1723_summary.C15 r1723_summary.D12:r1723_summary.D12 r1723_summary.D13:r1723_summary.D15 r1723_summary.E12:r1723_summary.E12 r1723_summary.E13:r1723_summary.E15 r1723_summary.F12:r1723_summary.F12 r1723_summary.F13:r1723_summary.F15 r1723_summary.G12:r1723_summary.G12 r1723_summary.G13:r1723_summary.G15 r1723_summary.H12:r1723_summary.H12 r1723_summary.H13:r1723_summary.H15 r1723_summary.I12:r1723_summary.I12 r1723_summary.I13:r1723_summary.I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30" table:default-cell-style-name="ce20"/>
        <table:table-column table:style-name="co31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6" table:default-cell-style-name="Default"/>
        <table:table-column table:style-name="co32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6" table:number-rows-spanned="1">
            <text:p>Return Status</text:p>
          </table:table-cell>
          <table:covered-table-cell table:number-columns-repeated="5" table:style-name="ce20"/>
          <table:table-cell table:style-name="ce20"/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ok</text:p>
          </table:table-cell>
          <table:table-cell table:style-name="ce20" office:value-type="string">
            <text:p>parsing_timeout</text:p>
          </table:table-cell>
          <table:table-cell table:style-name="ce20" office:value-type="string">
            <text:p>parsing_other_exception</text:p>
          </table:table-cell>
          <table:table-cell table:style-name="ce20" office:value-type="string">
            <text:p>cutintro_uncompressible</text:p>
          </table:table-cell>
          <table:table-cell table:style-name="ce20" office:value-type="string">
            <text:p>cutintro_ehs_unprovable</text:p>
          </table:table-cell>
          <table:table-cell table:style-name="ce20" office:value-type="string">
            <text:p>cutintro_timeout</text:p>
          </table:table-cell>
          <table:table-cell table:style-name="ce28" office:value-type="string">
            <text:p>total</text:p>
          </table:table-cell>
          <table:table-cell office:value-type="string">
            <text:p>check to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STP</text:p>
          </table:table-cell>
          <table:table-cell table:style-name="ce20" table:formula="of:=COUNTIF([r1723_TSTP.$B$5:.$B$2823];[.C$5])" office:value-type="float" office:value="161">
            <text:p>161</text:p>
          </table:table-cell>
          <table:table-cell table:style-name="ce20" table:formula="of:=COUNTIF([r1723_TSTP.$B$5:.$B$2823];[.D$5])" office:value-type="float" office:value="2">
            <text:p>2</text:p>
          </table:table-cell>
          <table:table-cell table:style-name="ce20" table:formula="of:=COUNTIF([r1723_TSTP.$B$5:.$B$2823];[.E$5])" office:value-type="float" office:value="0">
            <text:p>0</text:p>
          </table:table-cell>
          <table:table-cell table:style-name="ce20" table:formula="of:=COUNTIF([r1723_TSTP.$B$5:.$B$2823];[.F$5])" office:value-type="float" office:value="1615">
            <text:p>1615</text:p>
          </table:table-cell>
          <table:table-cell table:style-name="ce20" table:formula="of:=COUNTIF([r1723_TSTP.$B$5:.$B$2823];[.G$5])" office:value-type="float" office:value="353">
            <text:p>353</text:p>
          </table:table-cell>
          <table:table-cell table:style-name="ce20" table:formula="of:=COUNTIF([r1723_TSTP.$B$5:.$B$2823];[.H$5])" office:value-type="float" office:value="688">
            <text:p>688</text:p>
          </table:table-cell>
          <table:table-cell table:style-name="ce28" office:value-type="float" office:value="2819">
            <text:p>2819</text:p>
          </table:table-cell>
          <table:table-cell table:style-name="ce29" table:formula="of:=IF(SUM([.C6:.H6])=[.I6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ofSeq</text:p>
          </table:table-cell>
          <table:table-cell table:style-name="ce20" table:formula="of:=COUNTIF([r1723_ProofSeq.$B$5:.$B$2823];[.C$5])" office:value-type="float" office:value="53">
            <text:p>53</text:p>
          </table:table-cell>
          <table:table-cell table:style-name="ce20" table:formula="of:=COUNTIF([r1723_ProofSeq.$B$5:.$B$2823];[.D$5])" office:value-type="float" office:value="0">
            <text:p>0</text:p>
          </table:table-cell>
          <table:table-cell table:style-name="ce20" table:formula="of:=COUNTIF([r1723_ProofSeq.$B$5:.$B$2823];[.E$5])" office:value-type="float" office:value="0">
            <text:p>0</text:p>
          </table:table-cell>
          <table:table-cell table:style-name="ce20" table:formula="of:=COUNTIF([r1723_ProofSeq.$B$5:.$B$2823];[.F$5])" office:value-type="float" office:value="12">
            <text:p>12</text:p>
          </table:table-cell>
          <table:table-cell table:style-name="ce20" table:formula="of:=COUNTIF([r1723_ProofSeq.$B$5:.$B$2823];[.G$5])" office:value-type="float" office:value="0">
            <text:p>0</text:p>
          </table:table-cell>
          <table:table-cell table:style-name="ce20" table:formula="of:=COUNTIF([r1723_ProofSeq.$B$5:.$B$2823];[.H$5])" office:value-type="float" office:value="2">
            <text:p>2</text:p>
          </table:table-cell>
          <table:table-cell table:style-name="ce28" office:value-type="float" office:value="67">
            <text:p>67</text:p>
          </table:table-cell>
          <table:table-cell table:style-name="ce29" table:formula="of:=IF(SUM([.C7:.H7])=[.I7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T</text:p>
          </table:table-cell>
          <table:table-cell table:style-name="ce20" table:formula="of:=COUNTIF([r1723_veriT.$B$5:.$B$2823];[.C$5])" office:value-type="float" office:value="2">
            <text:p>2</text:p>
          </table:table-cell>
          <table:table-cell table:style-name="ce20" table:formula="of:=COUNTIF([r1723_veriT.$B$5:.$B$2823];[.D$5])" office:value-type="float" office:value="1">
            <text:p>1</text:p>
          </table:table-cell>
          <table:table-cell table:style-name="ce20" table:formula="of:=COUNTIF([r1723_veriT.$B$5:.$B$2823];[.E$5])" office:value-type="float" office:value="36">
            <text:p>36</text:p>
          </table:table-cell>
          <table:table-cell table:style-name="ce20" table:formula="of:=COUNTIF([r1723_veriT.$B$5:.$B$2823];[.F$5])" office:value-type="float" office:value="2">
            <text:p>2</text:p>
          </table:table-cell>
          <table:table-cell table:style-name="ce20" table:formula="of:=COUNTIF([r1723_veriT.$B$5:.$B$2823];[.G$5])" office:value-type="float" office:value="0">
            <text:p>0</text:p>
          </table:table-cell>
          <table:table-cell table:style-name="ce20" table:formula="of:=COUNTIF([r1723_veriT.$B$5:.$B$2823];[.H$5])" office:value-type="float" office:value="101">
            <text:p>101</text:p>
          </table:table-cell>
          <table:table-cell table:style-name="ce28" office:value-type="float" office:value="142">
            <text:p>142</text:p>
          </table:table-cell>
          <table:table-cell table:style-name="ce29" table:formula="of:=IF(SUM([.C8:.H8])=[.I8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of those which have status ok: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7" table:number-rows-spanned="1">
            <text:p>Time</text:p>
          </table:table-cell>
          <table:covered-table-cell table:number-columns-repeated="6" table:style-name="ce24"/>
          <table:table-cell table:style-name="ce24"/>
          <table:table-cell table:style-name="ce26" table:number-columns-repeated="3"/>
        </table:table-row>
        <table:table-row table:style-name="ro1">
          <table:table-cell/>
          <table:table-cell table:style-name="ce24"/>
          <table:table-cell table:style-name="ce24" office:value-type="string">
            <text:p>ptime</text:p>
          </table:table-cell>
          <table:table-cell table:style-name="ce24" office:value-type="string">
            <text:p>tstime</text:p>
          </table:table-cell>
          <table:table-cell table:style-name="ce24" office:value-type="string">
            <text:p>dtgtime</text:p>
          </table:table-cell>
          <table:table-cell table:style-name="ce24" office:value-type="string">
            <text:p>dtrtime</text:p>
          </table:table-cell>
          <table:table-cell table:style-name="ce24" office:value-type="string">
            <text:p>sctime</text:p>
          </table:table-cell>
          <table:table-cell table:style-name="ce24" office:value-type="string">
            <text:p>pbctime</text:p>
          </table:table-cell>
          <table:table-cell table:style-name="ce24" office:value-type="string">
            <text:p>csrctime</text:p>
          </table:table-cell>
          <table:table-cell table:style-name="ce27" table:number-columns-repeated="2"/>
          <table:table-cell table:style-name="ce26"/>
        </table:table-row>
        <table:table-row table:style-name="ro1">
          <table:table-cell/>
          <table:table-cell table:style-name="ce24" office:value-type="string">
            <text:p>TSTP (average)</text:p>
          </table:table-cell>
          <table:table-cell table:style-name="ce25" table:formula="of:=SUMIF([r1723_TSTP.$B$5:.$B$2823];&quot;ok&quot;;[r1723_TSTP.$C$5:.$C$2823])/[.$C$6]" office:value-type="float" office:value="430.670807453416">
            <text:p>430,7</text:p>
          </table:table-cell>
          <table:table-cell table:style-name="ce25" table:formula="of:=SUMIF([r1723_TSTP.$B$5:.$B$2823];&quot;ok&quot;;[r1723_TSTP.$G$5:.$G$2823])/[.$C$6]" office:value-type="float" office:value="1.05590062111801">
            <text:p>1,1</text:p>
          </table:table-cell>
          <table:table-cell table:style-name="ce25" table:formula="of:=SUMIF([r1723_TSTP.$B$5:.$B$2823];&quot;ok&quot;;[r1723_TSTP.$I$5:.$I$2823])/[.$C$6]" office:value-type="float" office:value="1.45341614906832">
            <text:p>1,5</text:p>
          </table:table-cell>
          <table:table-cell table:style-name="ce25" table:formula="of:=SUMIF([r1723_TSTP.$B$5:.$B$2823];&quot;ok&quot;;[r1723_TSTP.$J$5:.$J$2823])/[.$C$6]" office:value-type="float" office:value="0.75776397515528">
            <text:p>0,8</text:p>
          </table:table-cell>
          <table:table-cell table:style-name="ce25" table:formula="of:=SUMIF([r1723_TSTP.$B$5:.$B$2823];&quot;ok&quot;;[r1723_TSTP.$M$5:.$M$2823])/[.$C$6]" office:value-type="float" office:value="506.888198757764">
            <text:p>506,9</text:p>
          </table:table-cell>
          <table:table-cell table:style-name="ce25" table:formula="of:=SUMIF([r1723_TSTP.$B$5:.$B$2823];&quot;ok&quot;;[r1723_TSTP.$N$5:.$N$2823])/[.$C$6]" office:value-type="float" office:value="6025.8198757764">
            <text:p>6025,8</text:p>
          </table:table-cell>
          <table:table-cell table:style-name="ce25" table:formula="of:=SUMIF([r1723_TSTP.$B$5:.$B$2823];&quot;ok&quot;;[r1723_TSTP.$O$5:.$O$2823])/[.$C$6]" office:value-type="float" office:value="58.9565217391304">
            <text:p>59,0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>
            <text:p>ProofSeq (average)</text:p>
          </table:table-cell>
          <table:table-cell table:style-name="ce30" office:value-type="string">
            <text:p>n/a</text:p>
          </table:table-cell>
          <table:table-cell table:style-name="ce25" table:formula="of:=SUMIF([r1723_ProofSeq.$B$5:.$B$2823];&quot;ok&quot;;[r1723_ProofSeq.$G$5:.$G$2823])/[.$C$7]" office:value-type="float" office:value="0.415094339622642">
            <text:p>0,4</text:p>
          </table:table-cell>
          <table:table-cell table:style-name="ce25" table:formula="of:=SUMIF([r1723_ProofSeq.$B$5:.$B$2823];&quot;ok&quot;;[r1723_ProofSeq.$I$5:.$I$2823])/[.$C$7]" office:value-type="float" office:value="26.7547169811321">
            <text:p>26,8</text:p>
          </table:table-cell>
          <table:table-cell table:style-name="ce25" table:formula="of:=SUMIF([r1723_ProofSeq.$B$5:.$B$2823];&quot;ok&quot;;[r1723_ProofSeq.$J$5:.$J$2823])/[.$C$7]" office:value-type="float" office:value="2919.64150943396">
            <text:p>2919,6</text:p>
          </table:table-cell>
          <table:table-cell table:style-name="ce25" table:formula="of:=SUMIF([r1723_ProofSeq.$B$5:.$B$2823];&quot;ok&quot;;[r1723_ProofSeq.$M$5:.$M$2823])/[.$C$7]" office:value-type="float" office:value="1159.11320754717">
            <text:p>1159,1</text:p>
          </table:table-cell>
          <table:table-cell table:style-name="ce25" table:formula="of:=SUMIF([r1723_ProofSeq.$B$5:.$B$2823];&quot;ok&quot;;[r1723_ProofSeq.$N$5:.$N$2823])/[.$C$7]" office:value-type="float" office:value="2986.66037735849">
            <text:p>2986,7</text:p>
          </table:table-cell>
          <table:table-cell table:style-name="ce25" table:formula="of:=SUMIF([r1723_ProofSeq.$B$5:.$B$2823];&quot;ok&quot;;[r1723_ProofSeq.$O$5:.$O$2823])/[.$C$7]" office:value-type="float" office:value="84.4716981132076">
            <text:p>84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T (average)</text:p>
          </table:table-cell>
          <table:table-cell table:style-name="ce25" table:formula="of:=SUMIF([r1723_veriT.$B$5:.$B$2823];&quot;ok&quot;;[r1723_veriT.$C$5:.$C$2823])/[.$C$8]" office:value-type="float" office:value="14.5">
            <text:p>14,5</text:p>
          </table:table-cell>
          <table:table-cell table:style-name="ce25" table:formula="of:=SUMIF([r1723_veriT.$B$5:.$B$2823];&quot;ok&quot;;[r1723_veriT.$G$5:.$G$2823])/[.$C$8]" office:value-type="float" office:value="0.5">
            <text:p>0,5</text:p>
          </table:table-cell>
          <table:table-cell table:style-name="ce25" table:formula="of:=SUMIF([r1723_veriT.$B$5:.$B$2823];&quot;ok&quot;;[r1723_veriT.$I$5:.$I$2823])/[.$C$8]" office:value-type="float" office:value="0">
            <text:p>0,0</text:p>
          </table:table-cell>
          <table:table-cell table:style-name="ce25" table:formula="of:=SUMIF([r1723_veriT.$B$5:.$B$2823];&quot;ok&quot;;[r1723_veriT.$J$5:.$J$2823])/[.$C$8]" office:value-type="float" office:value="1">
            <text:p>1,0</text:p>
          </table:table-cell>
          <table:table-cell table:style-name="ce25" table:formula="of:=SUMIF([r1723_veriT.$B$5:.$B$2823];&quot;ok&quot;;[r1723_veriT.$M$5:.$M$2823])/[.$C$8]" office:value-type="float" office:value="472.5">
            <text:p>472,5</text:p>
          </table:table-cell>
          <table:table-cell table:style-name="ce25" table:formula="of:=SUMIF([r1723_veriT.$B$5:.$B$2823];&quot;ok&quot;;[r1723_veriT.$N$5:.$N$2823])/[.$C$8]" office:value-type="float" office:value="12423">
            <text:p>12423,0</text:p>
          </table:table-cell>
          <table:table-cell table:style-name="ce25" table:formula="of:=SUMIF([r1723_veriT.$B$5:.$B$2823];&quot;ok&quot;;[r1723_veriT.$O$5:.$O$2823])/[.$C$8]" office:value-type="float" office:value="28">
            <text:p>28,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9" table:number-rows-spanned="1">
            <text:p>Size</text:p>
          </table:table-cell>
          <table:covered-table-cell table:number-columns-repeated="8" table:style-name="ce24"/>
          <table:table-cell table:style-name="ce26"/>
          <table:table-cell/>
        </table:table-row>
        <table:table-row table:style-name="ro1">
          <table:table-cell/>
          <table:table-cell table:style-name="ce24"/>
          <table:table-cell table:style-name="ce24" office:value-type="string">
            <text:p>#infcf</text:p>
          </table:table-cell>
          <table:table-cell table:style-name="ce24" office:value-type="string">
            <text:p>#qinfcf</text:p>
          </table:table-cell>
          <table:table-cell table:style-name="ce24" office:value-type="string">
            <text:p>#qnodes</text:p>
          </table:table-cell>
          <table:table-cell table:style-name="ce24" office:value-type="string">
            <text:p>tssize</text:p>
          </table:table-cell>
          <table:table-cell table:style-name="ce24" office:value-type="string">
            <text:p>mgsize</text:p>
          </table:table-cell>
          <table:table-cell table:style-name="ce24" office:value-type="string">
            <text:p>#mg</text:p>
          </table:table-cell>
          <table:table-cell table:style-name="ce24" office:value-type="string">
            <text:p>#infc</text:p>
          </table:table-cell>
          <table:table-cell table:style-name="ce24" office:value-type="string">
            <text:p>#qinfc</text:p>
          </table:table-cell>
          <table:table-cell table:style-name="ce26"/>
          <table:table-cell/>
        </table:table-row>
        <table:table-row table:style-name="ro1">
          <table:table-cell/>
          <table:table-cell table:style-name="ce24" office:value-type="string">
            <text:p>TSTP (average)</text:p>
          </table:table-cell>
          <table:table-cell table:style-name="ce25" table:formula="of:=SUMIF([r1723_TSTP.$B$5:.$B$2823];&quot;ok&quot;;[r1723_TSTP.$D$5:.$D$2823])/[.$C$6]" office:value-type="float" office:value="152.39751552795">
            <text:p>152,4</text:p>
          </table:table-cell>
          <table:table-cell table:style-name="ce25" table:formula="of:=SUMIF([r1723_TSTP.$B$5:.$B$2823];&quot;ok&quot;;[r1723_TSTP.$E$5:.$E$2823])/[.$C$6]" office:value-type="float" office:value="45.1366459627329">
            <text:p>45,1</text:p>
          </table:table-cell>
          <table:table-cell table:style-name="ce25" table:formula="of:=SUMIF([r1723_TSTP.$B$5:.$B$2823];&quot;ok&quot;;[r1723_TSTP.$F$5:.$F$2823])/[.$C$6]" office:value-type="float" office:value="26.2981366459627">
            <text:p>26,3</text:p>
          </table:table-cell>
          <table:table-cell table:style-name="ce25" table:formula="of:=SUMIF([r1723_TSTP.$B$5:.$B$2823];&quot;ok&quot;;[r1723_TSTP.$H$5:.$H$2823])/[.$C$6]" office:value-type="float" office:value="10.9627329192547">
            <text:p>11,0</text:p>
          </table:table-cell>
          <table:table-cell table:style-name="ce25" table:formula="of:=SUMIF([r1723_TSTP.$B$5:.$B$2823];&quot;ok&quot;;[r1723_TSTP.$K$5:.$K$2823])/[.$C$6]" office:value-type="float" office:value="10.3416149068323">
            <text:p>10,3</text:p>
          </table:table-cell>
          <table:table-cell table:style-name="ce25" table:formula="of:=SUMIF([r1723_TSTP.$B$5:.$B$2823];&quot;ok&quot;;[r1723_TSTP.$L$5:.$L$2823])/[.$C$6]" office:value-type="float" office:value="1.11801242236025">
            <text:p>1,1</text:p>
          </table:table-cell>
          <table:table-cell table:style-name="ce25" table:formula="of:=SUMIF([r1723_TSTP.$B$5:.$B$2823];&quot;ok&quot;;[r1723_TSTP.$P$5:.$P$2823])/[.$C$6]" office:value-type="float" office:value="119.919254658385">
            <text:p>119,9</text:p>
          </table:table-cell>
          <table:table-cell table:style-name="ce25" table:formula="of:=SUMIF([r1723_TSTP.$B$5:.$B$2823];&quot;ok&quot;;[r1723_TSTP.$Q$5:.$Q$2823])/[.$C$6]" office:value-type="float" office:value="22.3105590062112">
            <text:p>22,3</text:p>
          </table:table-cell>
          <table:table-cell table:style-name="ce26"/>
          <table:table-cell/>
        </table:table-row>
        <table:table-row table:style-name="ro1">
          <table:table-cell/>
          <table:table-cell office:value-type="string">
            <text:p>ProofSeq (average)</text:p>
          </table:table-cell>
          <table:table-cell table:style-name="ce25" table:formula="of:=SUMIF([r1723_ProofSeq.$B$5:.$B$2823];&quot;ok&quot;;[r1723_ProofSeq.$D$5:.$D$2823])/[.$C$7]" office:value-type="float" office:value="50.6981132075472">
            <text:p>50,7</text:p>
          </table:table-cell>
          <table:table-cell table:style-name="ce25" table:formula="of:=SUMIF([r1723_ProofSeq.$B$5:.$B$2823];&quot;ok&quot;;[r1723_ProofSeq.$E$5:.$E$2823])/[.$C$7]" office:value-type="float" office:value="23.6981132075472">
            <text:p>23,7</text:p>
          </table:table-cell>
          <table:table-cell table:style-name="ce25" table:formula="of:=SUMIF([r1723_ProofSeq.$B$5:.$B$2823];&quot;ok&quot;;[r1723_ProofSeq.$F$5:.$F$2823])/[.$C$7]" office:value-type="float" office:value="23.6792452830189">
            <text:p>23,7</text:p>
          </table:table-cell>
          <table:table-cell table:style-name="ce25" table:formula="of:=SUMIF([r1723_ProofSeq.$B$5:.$B$2823];&quot;ok&quot;;[r1723_ProofSeq.$H$5:.$H$2823])/[.$C$7]" office:value-type="float" office:value="12.8490566037736">
            <text:p>12,8</text:p>
          </table:table-cell>
          <table:table-cell table:style-name="ce25" table:formula="of:=SUMIF([r1723_ProofSeq.$B$5:.$B$2823];&quot;ok&quot;;[r1723_ProofSeq.$K$5:.$K$2823])/[.$C$7]" office:value-type="float" office:value="8.35849056603774">
            <text:p>8,4</text:p>
          </table:table-cell>
          <table:table-cell table:style-name="ce25" table:formula="of:=SUMIF([r1723_ProofSeq.$B$5:.$B$2823];&quot;ok&quot;;[r1723_ProofSeq.$L$5:.$L$2823])/[.$C$7]" office:value-type="float" office:value="5.15094339622642">
            <text:p>5,2</text:p>
          </table:table-cell>
          <table:table-cell table:style-name="ce25" table:formula="of:=SUMIF([r1723_ProofSeq.$B$5:.$B$2823];&quot;ok&quot;;[r1723_ProofSeq.$P$5:.$P$2823])/[.$C$7]" office:value-type="float" office:value="42.7547169811321">
            <text:p>42,8</text:p>
          </table:table-cell>
          <table:table-cell table:style-name="ce25" table:formula="of:=SUMIF([r1723_ProofSeq.$B$5:.$B$2823];&quot;ok&quot;;[r1723_ProofSeq.$Q$5:.$Q$2823])/[.$C$7]" office:value-type="float" office:value="13.6981132075472">
            <text:p>13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T (average)</text:p>
          </table:table-cell>
          <table:table-cell table:style-name="ce31" office:value-type="string">
            <text:p>n/a</text:p>
          </table:table-cell>
          <table:table-cell table:style-name="ce30" office:value-type="string">
            <text:p>n/a</text:p>
          </table:table-cell>
          <table:table-cell table:style-name="ce25" table:formula="of:=SUMIF([r1723_veriT.$B$5:.$B$2823];&quot;ok&quot;;[r1723_veriT.$F$5:.$F$2823])/[.$C$8]" office:value-type="float" office:value="24">
            <text:p>24,0</text:p>
          </table:table-cell>
          <table:table-cell table:style-name="ce25" table:formula="of:=SUMIF([r1723_veriT.$B$5:.$B$2823];&quot;ok&quot;;[r1723_veriT.$H$5:.$H$2823])/[.$C$8]" office:value-type="float" office:value="10">
            <text:p>10,0</text:p>
          </table:table-cell>
          <table:table-cell table:style-name="ce25" table:formula="of:=SUMIF([r1723_veriT.$B$5:.$B$2823];&quot;ok&quot;;[r1723_veriT.$K$5:.$K$2823])/[.$C$8]" office:value-type="float" office:value="8.5">
            <text:p>8,5</text:p>
          </table:table-cell>
          <table:table-cell table:style-name="ce25" table:formula="of:=SUMIF([r1723_veriT.$B$5:.$B$2823];&quot;ok&quot;;[r1723_veriT.$L$5:.$L$2823])/[.$C$8]" office:value-type="float" office:value="1">
            <text:p>1,0</text:p>
          </table:table-cell>
          <table:table-cell table:style-name="ce25" table:formula="of:=SUMIF([r1723_veriT.$B$5:.$B$2823];&quot;ok&quot;;[r1723_veriT.$P$5:.$P$2823])/[.$C$8]" office:value-type="float" office:value="148.5">
            <text:p>148,5</text:p>
          </table:table-cell>
          <table:table-cell table:style-name="ce25" table:formula="of:=SUMIF([r1723_veriT.$B$5:.$B$2823];&quot;ok&quot;;[r1723_veriT.$Q$5:.$Q$2823])/[.$C$8]" office:value-type="float" office:value="18.5">
            <text:p>18,5</text:p>
          </table:table-cell>
          <table:table-cell table:number-columns-repeated="2"/>
        </table:table-row>
      </table:table>
      <table:table table:name="r1723_TSTP" table:style-name="ta1">
        <table:table-column table:style-name="co33" table:default-cell-style-name="Default"/>
        <table:table-column table:style-name="co34" table:default-cell-style-name="ce36"/>
        <table:table-column table:style-name="co11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32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7">
          <table:table-cell table:style-name="ce11" office:value-type="string" table:number-columns-spanned="1" table:number-rows-spanned="3">
            <text:p>name of proof</text:p>
          </table:table-cell>
          <table:table-cell table:style-name="ce33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7">
          <table:covered-table-cell table:style-name="ce11"/>
          <table:covered-table-cell table:style-name="ce34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7">
          <table:covered-table-cell table:style-name="ce11"/>
          <table:covered-table-cell table:style-name="ce35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prover9-TSTP/GRP/GRP7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5">
            <text:p>36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02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12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5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0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GEO/GEO0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4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3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88">
            <text:p>388</text:p>
          </table:table-cell>
          <table:table-cell office:value-type="float" office:value="860">
            <text:p>860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09">
            <text:p>16609</text:p>
          </table:table-cell>
          <table:table-cell office:value-type="float" office:value="99">
            <text:p>99</text:p>
          </table:table-cell>
          <table:table-cell office:value-type="float" office:value="1015">
            <text:p>10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SET/SET24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3">
            <text:p>243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963">
            <text:p>963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WW/SWW477+7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5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94">
            <text:p>394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853">
            <text:p>853</text:p>
          </table:table-cell>
          <table:table-cell office:value-type="float" office:value="34">
            <text:p>34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CL/LCL1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1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-6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79">
            <text:p>179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35">
            <text:p>2635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COL/COL003-1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0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COL/COL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9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18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2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9">
            <text:p>169</text:p>
          </table:table-cell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889">
            <text:p>2889</text:p>
          </table:table-cell>
          <table:table-cell office:value-type="float" office:value="37">
            <text:p>37</text:p>
          </table:table-cell>
          <table:table-cell office:value-type="float" office:value="254">
            <text:p>2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BOO/BOO01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7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60">
            <text:p>560</text:p>
          </table:table-cell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238">
            <text:p>3238</text:p>
          </table:table-cell>
          <table:table-cell office:value-type="float" office:value="34">
            <text:p>34</text:p>
          </table:table-cell>
          <table:table-cell office:value-type="float" office:value="139">
            <text:p>13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CSR/CSR0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2">
            <text:p>242</text:p>
          </table:table-cell>
          <table:table-cell office:value-type="float" office:value="93">
            <text:p>93</text:p>
          </table:table-cell>
          <table:table-cell table:number-columns-repeated="2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611">
            <text:p>611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CL/LCL1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685">
            <text:p>5685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7228">
            <text:p>27228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ANA/ANA02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1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6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2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NUM/NUM283-1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23">
            <text:p>223</text:p>
          </table:table-cell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6">
            <text:p>68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SET/SET08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4">
            <text:p>164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SYN/SYN66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31">
            <text:p>431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3460">
            <text:p>346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7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0">
            <text:p>170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WV/SWV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SYN/SYN2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42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4">
            <text:p>264</text:p>
          </table:table-cell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834">
            <text:p>14834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COL/COL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0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8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5">
            <text:p>205</text:p>
          </table:table-cell>
          <table:table-cell office:value-type="float" office:value="79">
            <text:p>79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0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9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8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2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298">
            <text:p>2298</text:p>
          </table:table-cell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./testing/prover9-TSTP/KLE/KLE02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8">
            <text:p>208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SET/SET68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2.00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0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2+1.00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323">
            <text:p>1323</text:p>
          </table:table-cell>
          <table:table-cell office:value-type="float" office:value="516">
            <text:p>516</text:p>
          </table:table-cell>
          <table:table-cell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6110">
            <text:p>26110</text:p>
          </table:table-cell>
          <table:table-cell office:value-type="float" office:value="91">
            <text:p>91</text:p>
          </table:table-cell>
          <table:table-cell office:value-type="float" office:value="375">
            <text:p>37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SYN/SYN2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0">
            <text:p>160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GRP/GRP03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077">
            <text:p>1077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EO/GEO02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5">
            <text:p>245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2">
            <text:p>1142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SET/SET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02-1.007.008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8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7">
            <text:p>307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583">
            <text:p>583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674+1.01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8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1.00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92">
            <text:p>292</text:p>
          </table:table-cell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757">
            <text:p>16757</text:p>
          </table:table-cell>
          <table:table-cell office:value-type="float" office:value="30076">
            <text:p>30076</text:p>
          </table:table-cell>
          <table:table-cell office:value-type="float" office:value="2380">
            <text:p>2380</text:p>
          </table:table-cell>
          <table:table-cell office:value-type="float" office:value="757">
            <text:p>75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WV/SWV29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58">
            <text:p>358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367">
            <text:p>1367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15">
            <text:p>81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ALG/ALG07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2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7">
            <text:p>367</text:p>
          </table:table-cell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9249">
            <text:p>19249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WV/SWV24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245">
            <text:p>1245</text:p>
          </table:table-cell>
          <table:table-cell office:value-type="float" office:value="292">
            <text:p>292</text:p>
          </table:table-cell>
          <table:table-cell office:value-type="float" office:value="183">
            <text:p>183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GEO/GEO2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SET/SET92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3">
            <text:p>233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17">
            <text:p>1717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ROB/ROB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1-1/Prover9---1109a.UNS-Ref.s.out</text:p>
          </table:table-cell>
          <table:table-cell table:style-name="Default"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570">
            <text:p>1570</text:p>
          </table:table-cell>
          <table:table-cell office:value-type="float" office:value="4629">
            <text:p>4629</text:p>
          </table:table-cell>
          <table:table-cell office:value-type="float" office:value="1143">
            <text:p>11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9967">
            <text:p>19967</text:p>
          </table:table-cell>
          <table:table-cell office:value-type="float" office:value="166">
            <text:p>166</text:p>
          </table:table-cell>
          <table:table-cell office:value-type="float" office:value="1166">
            <text:p>11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U/SEU29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795">
            <text:p>795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04">
            <text:p>2104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LCL/LCL2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7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5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89">
            <text:p>389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718">
            <text:p>718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CL/LCL23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9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2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9">
            <text:p>369</text:p>
          </table:table-cell>
          <table:table-cell office:value-type="float" office:value="119">
            <text:p>119</text:p>
          </table:table-cell>
          <table:table-cell table:number-columns-repeated="2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740">
            <text:p>51740</text:p>
          </table:table-cell>
          <table:table-cell office:value-type="float" office:value="81">
            <text:p>81</text:p>
          </table:table-cell>
          <table:table-cell office:value-type="float" office:value="146">
            <text:p>1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WC/SWC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6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66">
            <text:p>766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9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1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1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0-1/Prover9---1109a.UNS-Ref.s.out</text:p>
          </table:table-cell>
          <table:table-cell table:style-name="Default"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7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1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7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4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0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3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1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1">
            <text:p>281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ET/SET65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7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493">
            <text:p>1493</text:p>
          </table:table-cell>
          <table:table-cell office:value-type="float" office:value="696">
            <text:p>696</text:p>
          </table:table-cell>
          <table:table-cell office:value-type="float" office:value="213">
            <text:p>21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86">
            <text:p>1286</text:p>
          </table:table-cell>
          <table:table-cell office:value-type="float" office:value="9816">
            <text:p>9816</text:p>
          </table:table-cell>
          <table:table-cell office:value-type="float" office:value="48">
            <text:p>48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MGT/MGT0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MSC/MSC015-1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2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71">
            <text:p>771</text:p>
          </table:table-cell>
          <table:table-cell office:value-type="float" office:value="69">
            <text:p>69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SWV/SWV25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9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13">
            <text:p>313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30">
            <text:p>7130</text:p>
          </table:table-cell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ALG/ALG3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1">
            <text:p>261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74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4">
            <text:p>184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SYN/SYN6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5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49">
            <text:p>249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5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05">
            <text:p>705</text:p>
          </table:table-cell>
          <table:table-cell office:value-type="float" office:value="331">
            <text:p>331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35">
            <text:p>335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MGT/MGT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4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0+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4">
            <text:p>16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RNG/RNG008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PUZ/PUZ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8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0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2">
            <text:p>262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38">
            <text:p>1938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GEO/GEO2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6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0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7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3">
            <text:p>333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8455">
            <text:p>18455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SET/SET05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2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3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1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7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  <table:table-cell office:value-type="float" office:value="1153">
            <text:p>1153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ANA/ANA03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2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9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2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1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1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6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34">
            <text:p>103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AT/LAT02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88">
            <text:p>298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FLD/FLD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2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4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3">
            <text:p>19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EU/SEU3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1">
            <text:p>161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KLE/KLE01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6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6">
            <text:p>246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817">
            <text:p>3817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SYN/SYN08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9">
            <text:p>279</text:p>
          </table:table-cell>
          <table:table-cell office:value-type="float" office:value="600">
            <text:p>6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33">
            <text:p>2433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ALG/ALG01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0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5">
            <text:p>18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./testing/prover9-TSTP/GRP/GRP7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7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75">
            <text:p>375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968">
            <text:p>12968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69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52">
            <text:p>352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318">
            <text:p>5318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GRP/GRP129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1+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0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3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44">
            <text:p>444</text:p>
          </table:table-cell>
          <table:table-cell office:value-type="float" office:value="312">
            <text:p>312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72">
            <text:p>1772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SET/SET13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13">
            <text:p>613</text:p>
          </table:table-cell>
          <table:table-cell office:value-type="float" office:value="212">
            <text:p>21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office:value-type="float" office:value="28705">
            <text:p>2870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LCL/LCL19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21">
            <text:p>321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108">
            <text:p>7108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04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41">
            <text:p>44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3493">
            <text:p>13493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YN/SYN3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7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1">
            <text:p>271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19">
            <text:p>3819</text:p>
          </table:table-cell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KRS/KRS117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4">
            <text:p>254</text:p>
          </table:table-cell>
          <table:table-cell office:value-type="float" office:value="87">
            <text:p>87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8378">
            <text:p>837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SET/SET01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559">
            <text:p>559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094">
            <text:p>6094</text:p>
          </table:table-cell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RNG/RNG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65">
            <text:p>665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COL/COL003-1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47">
            <text:p>147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RP/GRP48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2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9">
            <text:p>269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356">
            <text:p>2356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WV/SWV2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6">
            <text:p>266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61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3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5+6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O/SYO038-1.003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3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4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4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3">
            <text:p>183</text:p>
          </table:table-cell>
          <table:table-cell office:value-type="float" office:value="45">
            <text:p>45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CL/LCL3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843">
            <text:p>843</text:p>
          </table:table-cell>
          <table:table-cell office:value-type="float" office:value="361">
            <text:p>361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FLD/FLD00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7">
            <text:p>20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9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1">
            <text:p>241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651">
            <text:p>165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YN/SYN7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85">
            <text:p>685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3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88">
            <text:p>288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4149">
            <text:p>4149</text:p>
          </table:table-cell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KLE/KLE0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5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8">
            <text:p>36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78">
            <text:p>2778</text:p>
          </table:table-cell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V/SWV4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1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1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6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9">
            <text:p>249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36004">
            <text:p>36004</text:p>
          </table:table-cell>
          <table:table-cell office:value-type="float" office:value="66">
            <text:p>66</text:p>
          </table:table-cell>
          <table:table-cell office:value-type="float" office:value="402">
            <text:p>4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GRP/GRP4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6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4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3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6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8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2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7">
            <text:p>337</text:p>
          </table:table-cell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64">
            <text:p>28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MGT/MGT05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6">
            <text:p>206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EO/GEO09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7145">
            <text:p>7145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11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5">
            <text:p>215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1264">
            <text:p>1264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24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2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6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4">
            <text:p>34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09">
            <text:p>2809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FLD/FLD02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3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4">
            <text:p>284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369">
            <text:p>2369</text:p>
          </table:table-cell>
          <table:table-cell office:value-type="float" office:value="42">
            <text:p>42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54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808">
            <text:p>808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53">
            <text:p>1153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ET/SET10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77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9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1+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6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1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NUM/NUM4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8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WC/SWC0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9+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9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1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5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02">
            <text:p>302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CL/LCL686+1.01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3">
            <text:p>263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4909">
            <text:p>4909</text:p>
          </table:table-cell>
          <table:table-cell office:value-type="float" office:value="54">
            <text:p>54</text:p>
          </table:table-cell>
          <table:table-cell office:value-type="float" office:value="377">
            <text:p>37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YN/SYN9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3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2.00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2">
            <text:p>302</text:p>
          </table:table-cell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496">
            <text:p>16496</text:p>
          </table:table-cell>
          <table:table-cell office:value-type="float" office:value="29329">
            <text:p>29329</text:p>
          </table:table-cell>
          <table:table-cell office:value-type="float" office:value="2333">
            <text:p>2333</text:p>
          </table:table-cell>
          <table:table-cell office:value-type="float" office:value="757">
            <text:p>75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DA/LDA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3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66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2">
            <text:p>192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11">
            <text:p>1611</text:p>
          </table:table-cell>
          <table:table-cell office:value-type="float" office:value="366">
            <text:p>366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30556">
            <text:p>30556</text:p>
          </table:table-cell>
          <table:table-cell office:value-type="float" office:value="142">
            <text:p>142</text:p>
          </table:table-cell>
          <table:table-cell office:value-type="float" office:value="213">
            <text:p>21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./testing/prover9-TSTP/COM/COM00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4">
            <text:p>244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9240">
            <text:p>49240</text:p>
          </table:table-cell>
          <table:table-cell office:value-type="float" office:value="59">
            <text:p>59</text:p>
          </table:table-cell>
          <table:table-cell office:value-type="float" office:value="189">
            <text:p>1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RNG/RNG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9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10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2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3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4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7">
            <text:p>247</text:p>
          </table:table-cell>
          <table:table-cell office:value-type="float" office:value="74">
            <text:p>74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558">
            <text:p>558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ET/SET17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71">
            <text:p>371</text:p>
          </table:table-cell>
          <table:table-cell office:value-type="float" office:value="260">
            <text:p>260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817">
            <text:p>4781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3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3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541">
            <text:p>2541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U/SEU16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49">
            <text:p>349</text:p>
          </table:table-cell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318">
            <text:p>11318</text:p>
          </table:table-cell>
          <table:table-cell office:value-type="float" office:value="131">
            <text:p>131</text:p>
          </table:table-cell>
          <table:table-cell office:value-type="float" office:value="176">
            <text:p>17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RP/GRP0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9">
            <text:p>219</text:p>
          </table:table-cell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42">
            <text:p>674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LCL/LCL19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4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2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GRP/GRP19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3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1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4+1.01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07">
            <text:p>307</text:p>
          </table:table-cell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10910">
            <text:p>1091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LCL/LCL12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1+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37">
            <text:p>737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GEO/GEO23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38">
            <text:p>238</text:p>
          </table:table-cell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3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8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9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6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0">
            <text:p>180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LCL/LCL24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1">
            <text:p>341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47363">
            <text:p>47363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WV/SWV2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9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EO/GEO19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1">
            <text:p>231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93">
            <text:p>99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123-1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6">
            <text:p>286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2343">
            <text:p>2343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KLE/KLE14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44">
            <text:p>744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./testing/prover9-TSTP/CAT/CAT01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8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7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5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9">
            <text:p>25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RNG/RNG07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6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6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8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3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3">
            <text:p>213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RNG/RNG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0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41">
            <text:p>541</text:p>
          </table:table-cell>
          <table:table-cell office:value-type="float" office:value="170">
            <text:p>170</text:p>
          </table:table-cell>
          <table:table-cell table:number-columns-repeated="2"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124">
            <text:p>40124</text:p>
          </table:table-cell>
          <table:table-cell office:value-type="float" office:value="80">
            <text:p>80</text:p>
          </table:table-cell>
          <table:table-cell office:value-type="float" office:value="144">
            <text:p>1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GRP/GRP6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8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PUZ/PUZ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SET/SET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1.00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4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9">
            <text:p>269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MGT/MGT0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1">
            <text:p>341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2464">
            <text:p>32464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GRP/GRP46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3">
            <text:p>273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85">
            <text:p>4585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LCL/LCL11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09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1">
            <text:p>191</text:p>
          </table:table-cell>
          <table:table-cell office:value-type="float" office:value="49">
            <text:p>4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ALG/ALG4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8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505">
            <text:p>6505</text:p>
          </table:table-cell>
          <table:table-cell office:value-type="float" office:value="373">
            <text:p>373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3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98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98">
            <text:p>49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01">
            <text:p>901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KLE/KLE1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LCL/LCL1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3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8-4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4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3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1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45">
            <text:p>945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EU/SEU3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7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ED/MED00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8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5887">
            <text:p>25887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GEO/GEO09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373">
            <text:p>10373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SET/SET82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9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1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9">
            <text:p>349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87">
            <text:p>587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128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8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2">
            <text:p>232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3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1+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0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0">
            <text:p>240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1642">
            <text:p>1642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17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23">
            <text:p>223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70">
            <text:p>217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ET/SET85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8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3">
            <text:p>27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706">
            <text:p>1706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ET/SET776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9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59">
            <text:p>359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WW/SWW2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71">
            <text:p>371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3668">
            <text:p>13668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HEN/HEN00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89">
            <text:p>48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69">
            <text:p>10169</text:p>
          </table:table-cell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1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0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9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396">
            <text:p>539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5963">
            <text:p>25963</text:p>
          </table:table-cell>
          <table:table-cell office:value-type="float" office:value="109">
            <text:p>109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PRO/PRO0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8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885">
            <text:p>885</text:p>
          </table:table-cell>
          <table:table-cell office:value-type="float" office:value="661">
            <text:p>661</text:p>
          </table:table-cell>
          <table:table-cell office:value-type="float" office:value="213">
            <text:p>2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9724">
            <text:p>9724</text:p>
          </table:table-cell>
          <table:table-cell office:value-type="float" office:value="40">
            <text:p>40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LCL/LCL22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14">
            <text:p>41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707">
            <text:p>8707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27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1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9">
            <text:p>259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009">
            <text:p>1009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PUZ/PUZ035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3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61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0">
            <text:p>260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031">
            <text:p>103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55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+6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68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8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9">
            <text:p>339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5605">
            <text:p>5605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NUM/NUM5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9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8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434">
            <text:p>434</text:p>
          </table:table-cell>
          <table:table-cell office:value-type="float" office:value="229">
            <text:p>229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3447">
            <text:p>33447</text:p>
          </table:table-cell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RNG/RNG1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9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4">
            <text:p>304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863">
            <text:p>14863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YN/SYN1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7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5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7">
            <text:p>19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RP/GRP6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5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7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9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5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8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ET/SET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4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2">
            <text:p>272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149">
            <text:p>2149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REL/REL02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3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KRS/KRS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0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1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90">
            <text:p>249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6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3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1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17">
            <text:p>117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3">
            <text:p>2373</text:p>
          </table:table-cell>
          <table:table-cell office:value-type="float" office:value="1408">
            <text:p>140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SWV/SWV7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4">
            <text:p>274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61">
            <text:p>2761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LCL/LCL1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79">
            <text:p>47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8767">
            <text:p>28767</text:p>
          </table:table-cell>
          <table:table-cell office:value-type="float" office:value="62">
            <text:p>62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PUZ/PUZ1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4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4">
            <text:p>1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73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KLE/KLE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7">
            <text:p>247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5805">
            <text:p>5805</text:p>
          </table:table-cell>
          <table:table-cell office:value-type="float" office:value="52">
            <text:p>52</text:p>
          </table:table-cell>
          <table:table-cell office:value-type="float" office:value="377">
            <text:p>37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2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2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287">
            <text:p>128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503">
            <text:p>503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64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 table:number-rows-repeated="104575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1723_ProofSeq" table:style-name="ta1">
        <table:table-column table:style-name="co35" table:default-cell-style-name="Default"/>
        <table:table-column table:style-name="co22" table:default-cell-style-name="Default"/>
        <table:table-column table:style-name="co8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7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7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7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Linear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2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3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97">
            <text:p>19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near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9">
            <text:p>369</text:p>
          </table:table-cell>
          <table:table-cell office:value-type="float" office:value="644">
            <text:p>644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near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near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571">
            <text:p>1571</text:p>
          </table:table-cell>
          <table:table-cell office:value-type="float" office:value="2979">
            <text:p>2979</text:p>
          </table:table-cell>
          <table:table-cell office:value-type="float" office:value="365">
            <text:p>36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31">
            <text:p>731</text:p>
          </table:table-cell>
          <table:table-cell office:value-type="float" office:value="881">
            <text:p>881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029">
            <text:p>4029</text:p>
          </table:table-cell>
          <table:table-cell office:value-type="float" office:value="11172">
            <text:p>11172</text:p>
          </table:table-cell>
          <table:table-cell office:value-type="float" office:value="572">
            <text:p>57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xampleProof(11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84">
            <text:p>1284</text:p>
          </table:table-cell>
          <table:table-cell office:value-type="float" office:value="6032">
            <text:p>6032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xampleProof(1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7">
            <text:p>3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89">
            <text:p>689</text:p>
          </table:table-cell>
          <table:table-cell office:value-type="float" office:value="3111">
            <text:p>3111</text:p>
          </table:table-cell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Diagonal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Diagonal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quareDiagonal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Diagonal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89">
            <text:p>589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quareDiagonal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11">
            <text:p>1011</text:p>
          </table:table-cell>
          <table:table-cell office:value-type="float" office:value="193">
            <text:p>19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quareDiagonal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quareDiagonal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8">
            <text:p>5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90">
            <text:p>1690</text:p>
          </table:table-cell>
          <table:table-cell office:value-type="float" office:value="365">
            <text:p>365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Diagonal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82">
            <text:p>5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Diagonal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4">
            <text:p>74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3002">
            <text:p>3002</text:p>
          </table:table-cell>
          <table:table-cell table:number-columns-repeated="2" office:value-type="float" office:value="9">
            <text:p>9</text:p>
          </table:table-cell>
          <table:table-cell office:value-type="float" office:value="20211">
            <text:p>20211</text:p>
          </table:table-cell>
          <table:table-cell office:value-type="float" office:value="1336">
            <text:p>1336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quareDiagonal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2">
            <text:p>8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12228">
            <text:p>122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65">
            <text:p>865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quareEdges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quareEdges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Edges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88">
            <text:p>38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quareEdges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62">
            <text:p>1762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quareEdges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634">
            <text:p>1634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quareEdges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2">
            <text:p>5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office:value-type="float" office:value="16590">
            <text:p>16590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Edges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7172">
            <text:p>17172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Edges2Dim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2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3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267">
            <text:p>26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quareEdges2Dim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32">
            <text:p>832</text:p>
          </table:table-cell>
          <table:table-cell office:value-type="float" office:value="5728">
            <text:p>5728</text:p>
          </table:table-cell>
          <table:table-cell office:value-type="float" office:value="390">
            <text:p>39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quareEdges2Dim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2501">
            <text:p>2501</text:p>
          </table:table-cell>
          <table:table-cell office:value-type="float" office:value="184">
            <text:p>18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quareEdges2DimExampleProof(7)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78">
            <text:p>1678</text:p>
          </table:table-cell>
          <table:table-cell office:value-type="float" office:value="28003">
            <text:p>28003</text:p>
          </table:table-cell>
          <table:table-cell office:value-type="float" office:value="1090">
            <text:p>1090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quareEdges2Dim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8962">
            <text:p>8962</text:p>
          </table:table-cell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inearEq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q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q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7">
            <text:p>2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inearEq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5">
            <text:p>35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inearEq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3">
            <text:p>43</text:p>
          </table:table-cell>
          <table:table-cell table:number-columns-repeated="2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nearEq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1">
            <text:p>5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nearEq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24">
            <text:p>1424</text:p>
          </table:table-cell>
          <table:table-cell office:value-type="float" office:value="279">
            <text:p>279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nearEq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7">
            <text:p>67</text:p>
          </table:table-cell>
          <table:table-cell table:number-columns-repeated="2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52">
            <text:p>75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inearEq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5">
            <text:p>75</text:p>
          </table:table-cell>
          <table:table-cell table:number-columns-repeated="2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941">
            <text:p>394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716">
            <text:p>6716</text:p>
          </table:table-cell>
          <table:table-cell office:value-type="float" office:value="1123">
            <text:p>1123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inearEq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3">
            <text:p>83</text:p>
          </table:table-cell>
          <table:table-cell table:number-columns-repeated="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7">
            <text:p>127</text:p>
          </table:table-cell>
          <table:table-cell office:value-type="float" office:value="13049">
            <text:p>1304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275">
            <text:p>27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2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F2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umOfOnesF2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3">
            <text:p>63</text:p>
          </table:table-cell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2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4">
            <text:p>84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26">
            <text:p>132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F2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7372">
            <text:p>573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umOfOnesF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F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umOfOnesF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umOfOnesF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86">
            <text:p>15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9678">
            <text:p>496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58">
            <text:p>145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mOfOnes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5">
            <text:p>55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777">
            <text:p>777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umOfOnes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13">
            <text:p>3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4324">
            <text:p>4324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umOfOnes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30">
            <text:p>130</text:p>
          </table:table-cell>
          <table:table-cell table:number-columns-repeated="2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8238">
            <text:p>82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5244">
            <text:p>25244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UniformAssociativity3ExampleProof(1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385">
            <text:p>14385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UniformAssociativity3ExampleProof(2)</text:p>
          </table:table-cell>
          <table:table-cell office:value-type="string">
            <text:p>cutintro_timeout</text:p>
          </table:table-cell>
          <table:table-cell table:number-columns-repeated="15"/>
        </table:table-row>
      </table:table>
      <table:table table:name="r1723_veriT" table:style-name="ta1">
        <table:table-column table:style-name="co36" table:default-cell-style-name="Default"/>
        <table:table-column table:style-name="co22" table:default-cell-style-name="Default"/>
        <table:table-column table:style-name="co8" table:number-columns-repeated="12" table:default-cell-style-name="Default"/>
        <table:table-column table:style-name="co37" table:default-cell-style-name="Default"/>
        <table:table-column table:style-name="co8" table:number-columns-repeated="2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3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3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3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veriT-SMT-LIB/QF_UF/QG-classification/loops6/dead_dnd01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iso_brn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4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4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22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7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7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11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2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89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18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0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1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77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7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87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6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dead_dnd002.smt2.proof_fla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87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2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5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98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5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1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2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4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119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8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9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3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4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3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5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6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77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8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39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82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3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7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52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8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0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3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65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9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1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2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9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7_size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1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20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1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50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4_size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20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9_size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32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4_size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42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9_size8.smt2.proof_fla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3.smt2.proof_flat</text:p>
          </table:table-cell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/a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24756">
            <text:p>24756</text:p>
          </table:table-cell>
          <table:table-cell office:value-type="float" office:value="53">
            <text:p>53</text:p>
          </table:table-cell>
          <table:table-cell office:value-type="float" office:value="240">
            <text:p>2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veriT-SMT-LIB/QF_UF/eq_diamond/eq_diamond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2.smt2.proof_flat</text:p>
          </table:table-cell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/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veriT-SMT-LIB/QF_UF/eq_diamond/eq_diamond1.smt2.proof_fla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46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33_size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15_size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15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</table:table>
      <table:table table:name="tstp_nontrivial_termset_stats" table:style-name="ta1">
        <table:table-column table:style-name="co1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39"/>
        <table:table-column table:style-name="co46" table:default-cell-style-name="ce39"/>
        <table:table-column table:style-name="co45" table:default-cell-style-name="ce39"/>
        <table:table-column table:style-name="co46" table:default-cell-style-name="ce39"/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7" office:value-type="string" table:number-columns-spanned="2" table:number-rows-spanned="1">
            <text:p>prover9 TSTP (v5.3.0):</text:p>
          </table:table-cell>
          <table:covered-table-cell table:style-name="ce38"/>
          <table:table-cell office:value-type="float" office:value="6341">
            <text:p>6341</text:p>
          </table:table-cell>
          <table:table-cell table:number-columns-repeated="9"/>
        </table:table-row>
        <table:table-row table:style-name="ro1">
          <table:table-cell/>
          <table:table-cell table:style-name="ce37"/>
          <table:table-cell table:style-name="ce38" office:value-type="string">
            <text:p>prover9 TSTP (v5.3.0) time limit exceeded or exception during parsing:</text:p>
          </table:table-cell>
          <table:table-cell office:value-type="float" office:value="1182">
            <text:p>1182</text:p>
          </table:table-cell>
          <table:table-cell table:number-columns-repeated="9"/>
        </table:table-row>
        <table:table-row table:style-name="ro1">
          <table:table-cell/>
          <table:table-cell table:style-name="ce37" office:value-type="string" table:number-columns-spanned="2" table:number-rows-spanned="1">
            <text:p>prover9 TSTP (v5.3.0) with confirmed non-trivial termset:</text:p>
          </table:table-cell>
          <table:covered-table-cell table:style-name="ce38"/>
          <table:table-cell table:style-name="ce1" office:value-type="float" office:value="2819">
            <text:p>2819</text:p>
          </table:table-cell>
          <table:table-cell table:style-name="ce1"/>
          <table:table-cell table:number-columns-repeated="8"/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5T10:37:09</dc:date>
    <meta:generator>LibreOffice/3.5$Linux_X86_64 LibreOffice_project/350m1$Build-2</meta:generator>
    <meta:editing-duration>PT10H30M14S</meta:editing-duration>
    <meta:editing-cycles>44</meta:editing-cycles>
    <dc:creator>Stefan Hetzl</dc:creator>
    <meta:document-statistic meta:table-count="8" meta:cell-count="17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4cm" svg:y="0.316cm" chart:style-name="ch2">
          <text:p>Return Status</text:p>
        </chart:title>
        <chart:legend chart:legend-position="end" svg:x="11.488cm" svg:y="2.209cm" style:legend-expansion="high" chart:style-name="ch3"/>
        <chart:plot-area chart:style-name="ch4" table:cell-range-address="r1741_summary.B5:r1741_summary.K6" chart:data-source-has-labels="both" svg:x="0.77cm" svg:y="1.635cm" svg:width="10.078cm" svg:height="6.765cm">
          <chartooo:coordinate-region svg:x="1.894cm" svg:y="1.834cm" svg:width="8.954cm" svg:height="5.919cm"/>
          <chart:axis chart:dimension="x" chart:name="primary-x" chart:style-name="ch5" chartooo:axis-type="auto">
            <chartooo:date-scale/>
            <chart:categories table:cell-range-address="r1741_summary.B6:r1741_summary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41_summary.C6:r1741_summary.C6" chart:label-cell-address="r1741_summary.C5:r1741_summary.C5" chart:class="chart:bar">
            <chart:data-point/>
          </chart:series>
          <chart:series chart:style-name="ch9" chart:values-cell-range-address="r1741_summary.D6:r1741_summary.D6" chart:label-cell-address="r1741_summary.D5:r1741_summary.D5" chart:class="chart:bar">
            <chart:data-point/>
          </chart:series>
          <chart:series chart:style-name="ch10" chart:values-cell-range-address="r1741_summary.E6:r1741_summary.E6" chart:label-cell-address="r1741_summary.E5:r1741_summary.E5" chart:class="chart:bar">
            <chart:data-point/>
          </chart:series>
          <chart:series chart:style-name="ch11" chart:values-cell-range-address="r1741_summary.F6:r1741_summary.F6" chart:label-cell-address="r1741_summary.F5:r1741_summary.F5" chart:class="chart:bar">
            <chart:data-point/>
          </chart:series>
          <chart:series chart:style-name="ch12" chart:values-cell-range-address="r1741_summary.G6:r1741_summary.G6" chart:label-cell-address="r1741_summary.G5:r1741_summary.G5" chart:class="chart:bar">
            <chart:data-point/>
          </chart:series>
          <chart:series chart:style-name="ch13" chart:values-cell-range-address="r1741_summary.H6:r1741_summary.H6" chart:label-cell-address="r1741_summary.H5:r1741_summary.H5" chart:class="chart:bar">
            <chart:data-point/>
          </chart:series>
          <chart:series chart:style-name="ch14" chart:values-cell-range-address="r1741_summary.I6:r1741_summary.I6" chart:label-cell-address="r1741_summary.I5:r1741_summary.I5" chart:class="chart:bar">
            <chart:data-point/>
          </chart:series>
          <chart:series chart:style-name="ch15" chart:values-cell-range-address="r1741_summary.J6:r1741_summary.J6" chart:label-cell-address="r1741_summary.J5:r1741_summary.J5" chart:class="chart:bar">
            <chart:data-point/>
          </chart:series>
          <chart:series chart:style-name="ch16" chart:values-cell-range-address="r1741_summary.K6:r1741_summary.K6" chart:label-cell-address="r1741_summary.K5:r1741_summary.K5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</text:p>
                <draw:g>
                  <svg:desc>r1741_summary.C5:r1741_summary.C5</svg:desc>
                </draw:g>
              </table:table-cell>
              <table:table-cell office:value-type="string">
                <text:p>parsing_timeout</text:p>
                <draw:g>
                  <svg:desc>r1741_summary.D5:r1741_summary.D5</svg:desc>
                </draw:g>
              </table:table-cell>
              <table:table-cell office:value-type="string">
                <text:p>parsing_other_exception</text:p>
                <draw:g>
                  <svg:desc>r1741_summary.E5:r1741_summary.E5</svg:desc>
                </draw:g>
              </table:table-cell>
              <table:table-cell office:value-type="string">
                <text:p>cutintro_uncompressible</text:p>
                <draw:g>
                  <svg:desc>r1741_summary.F5:r1741_summary.F5</svg:desc>
                </draw:g>
              </table:table-cell>
              <table:table-cell office:value-type="string">
                <text:p>cutintro_ehs_unprovable</text:p>
                <draw:g>
                  <svg:desc>r1741_summary.G5:r1741_summary.G5</svg:desc>
                </draw:g>
              </table:table-cell>
              <table:table-cell office:value-type="string">
                <text:p>cutintro_other_exception</text:p>
                <draw:g>
                  <svg:desc>r1741_summary.H5:r1741_summary.H5</svg:desc>
                </draw:g>
              </table:table-cell>
              <table:table-cell office:value-type="string">
                <text:p>gcomp_timeout</text:p>
                <draw:g>
                  <svg:desc>r1741_summary.I5:r1741_summary.I5</svg:desc>
                </draw:g>
              </table:table-cell>
              <table:table-cell office:value-type="string">
                <text:p>sol_timeout</text:p>
                <draw:g>
                  <svg:desc>r1741_summary.J5:r1741_summary.J5</svg:desc>
                </draw:g>
              </table:table-cell>
              <table:table-cell office:value-type="string">
                <text:p>prcons_timeout</text:p>
                <draw:g>
                  <svg:desc>r1741_summary.K5:r1741_summary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ver9-TSTP_Prover9Prover</text:p>
                <draw:g>
                  <svg:desc>r1741_summary.B6:r1741_summary.B6</svg:desc>
                </draw:g>
              </table:table-cell>
              <table:table-cell office:value-type="float" office:value="154">
                <text:p>154</text:p>
                <draw:g>
                  <svg:desc>r1741_summary.C6:r1741_summary.C6</svg:desc>
                </draw:g>
              </table:table-cell>
              <table:table-cell office:value-type="float" office:value="5">
                <text:p>5</text:p>
                <draw:g>
                  <svg:desc>r1741_summary.D6:r1741_summary.D6</svg:desc>
                </draw:g>
              </table:table-cell>
              <table:table-cell office:value-type="float" office:value="0">
                <text:p>0</text:p>
                <draw:g>
                  <svg:desc>r1741_summary.E6:r1741_summary.E6</svg:desc>
                </draw:g>
              </table:table-cell>
              <table:table-cell office:value-type="float" office:value="1614">
                <text:p>1614</text:p>
                <draw:g>
                  <svg:desc>r1741_summary.F6:r1741_summary.F6</svg:desc>
                </draw:g>
              </table:table-cell>
              <table:table-cell office:value-type="float" office:value="5">
                <text:p>5</text:p>
                <draw:g>
                  <svg:desc>r1741_summary.G6:r1741_summary.G6</svg:desc>
                </draw:g>
              </table:table-cell>
              <table:table-cell office:value-type="float" office:value="596">
                <text:p>596</text:p>
                <draw:g>
                  <svg:desc>r1741_summary.H6:r1741_summary.H6</svg:desc>
                </draw:g>
              </table:table-cell>
              <table:table-cell office:value-type="float" office:value="291">
                <text:p>291</text:p>
                <draw:g>
                  <svg:desc>r1741_summary.I6:r1741_summary.I6</svg:desc>
                </draw:g>
              </table:table-cell>
              <table:table-cell office:value-type="float" office:value="116">
                <text:p>116</text:p>
                <draw:g>
                  <svg:desc>r1741_summary.J6:r1741_summary.J6</svg:desc>
                </draw:g>
              </table:table-cell>
              <table:table-cell office:value-type="float" office:value="38">
                <text:p>38</text:p>
                <draw:g>
                  <svg:desc>r1741_summary.K6:r1741_summary.K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2cm" svg:height="10.492cm" xlink:href=".." xlink:type="simple" chart:class="chart:bar" chart:style-name="ch1">
        <chart:title svg:x="7.115cm" svg:y="0.345cm" chart:style-name="ch2">
          <text:p>Return Status</text:p>
        </chart:title>
        <chart:legend chart:legend-position="end" svg:x="12.636cm" svg:y="3.702cm" style:legend-expansion="high" chart:style-name="ch3"/>
        <chart:plot-area chart:style-name="ch4" table:cell-range-address="r1723_summary.B5:r1723_summary.H8" chart:data-source-has-labels="both" svg:x="0.792cm" svg:y="1.751cm" svg:width="11.16cm" svg:height="8.112cm">
          <chartooo:coordinate-region svg:x="1.916cm" svg:y="1.95cm" svg:width="10.036cm" svg:height="7.266cm"/>
          <chart:axis chart:dimension="x" chart:name="primary-x" chart:style-name="ch5" chartooo:axis-type="auto">
            <chartooo:date-scale/>
            <chart:categories table:cell-range-address="r1723_summary.B6:r1723_summary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23_summary.C6:r1723_summary.C8" chart:label-cell-address="r1723_summary.C5:r1723_summary.C5" chart:class="chart:bar">
            <chart:data-point chart:repeated="3"/>
          </chart:series>
          <chart:series chart:style-name="ch9" chart:values-cell-range-address="r1723_summary.D6:r1723_summary.D8" chart:label-cell-address="r1723_summary.D5:r1723_summary.D5" chart:class="chart:bar">
            <chart:data-point chart:repeated="3"/>
          </chart:series>
          <chart:series chart:style-name="ch10" chart:values-cell-range-address="r1723_summary.E6:r1723_summary.E8" chart:label-cell-address="r1723_summary.E5:r1723_summary.E5" chart:class="chart:bar">
            <chart:data-point chart:repeated="3"/>
          </chart:series>
          <chart:series chart:style-name="ch11" chart:values-cell-range-address="r1723_summary.F6:r1723_summary.F8" chart:label-cell-address="r1723_summary.F5:r1723_summary.F5" chart:class="chart:bar">
            <chart:data-point chart:repeated="3"/>
          </chart:series>
          <chart:series chart:style-name="ch12" chart:values-cell-range-address="r1723_summary.G6:r1723_summary.G8" chart:label-cell-address="r1723_summary.G5:r1723_summary.G5" chart:class="chart:bar">
            <chart:data-point chart:repeated="3"/>
          </chart:series>
          <chart:series chart:style-name="ch13" chart:values-cell-range-address="r1723_summary.H6:r1723_summary.H8" chart:label-cell-address="r1723_summary.H5:r1723_summary.H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</text:p>
                <draw:g>
                  <svg:desc>r1723_summary.C5:r1723_summary.C5</svg:desc>
                </draw:g>
              </table:table-cell>
              <table:table-cell office:value-type="string">
                <text:p>parsing_timeout</text:p>
                <draw:g>
                  <svg:desc>r1723_summary.D5:r1723_summary.D5</svg:desc>
                </draw:g>
              </table:table-cell>
              <table:table-cell office:value-type="string">
                <text:p>parsing_other_exception</text:p>
                <draw:g>
                  <svg:desc>r1723_summary.E5:r1723_summary.E5</svg:desc>
                </draw:g>
              </table:table-cell>
              <table:table-cell office:value-type="string">
                <text:p>cutintro_uncompressible</text:p>
                <draw:g>
                  <svg:desc>r1723_summary.F5:r1723_summary.F5</svg:desc>
                </draw:g>
              </table:table-cell>
              <table:table-cell office:value-type="string">
                <text:p>cutintro_ehs_unprovable</text:p>
                <draw:g>
                  <svg:desc>r1723_summary.G5:r1723_summary.G5</svg:desc>
                </draw:g>
              </table:table-cell>
              <table:table-cell office:value-type="string">
                <text:p>cutintro_timeout</text:p>
                <draw:g>
                  <svg:desc>r1723_summary.H5:r1723_summary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TP</text:p>
                <draw:g>
                  <svg:desc>r1723_summary.B6:r1723_summary.B8</svg:desc>
                </draw:g>
              </table:table-cell>
              <table:table-cell office:value-type="float" office:value="161">
                <text:p>161</text:p>
                <draw:g>
                  <svg:desc>r1723_summary.C6:r1723_summary.C8</svg:desc>
                </draw:g>
              </table:table-cell>
              <table:table-cell office:value-type="float" office:value="2">
                <text:p>2</text:p>
                <draw:g>
                  <svg:desc>r1723_summary.D6:r1723_summary.D8</svg:desc>
                </draw:g>
              </table:table-cell>
              <table:table-cell office:value-type="float" office:value="0">
                <text:p>0</text:p>
                <draw:g>
                  <svg:desc>r1723_summary.E6:r1723_summary.E8</svg:desc>
                </draw:g>
              </table:table-cell>
              <table:table-cell office:value-type="float" office:value="1615">
                <text:p>1615</text:p>
                <draw:g>
                  <svg:desc>r1723_summary.F6:r1723_summary.F8</svg:desc>
                </draw:g>
              </table:table-cell>
              <table:table-cell office:value-type="float" office:value="353">
                <text:p>353</text:p>
                <draw:g>
                  <svg:desc>r1723_summary.G6:r1723_summary.G8</svg:desc>
                </draw:g>
              </table:table-cell>
              <table:table-cell office:value-type="float" office:value="688">
                <text:p>688</text:p>
                <draw:g>
                  <svg:desc>r1723_summary.H6:r1723_summary.H8</svg:desc>
                </draw:g>
              </table:table-cell>
            </table:table-row>
            <table:table-row>
              <table:table-cell office:value-type="string">
                <text:p>ProofSeq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riT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1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75cm" svg:height="10.145cm" xlink:href=".." xlink:type="simple" chart:class="chart:bar" chart:style-name="ch1">
        <chart:title svg:x="8.714cm" svg:y="0.338cm" chart:style-name="ch2">
          <text:p>Time</text:p>
        </chart:title>
        <chart:legend chart:legend-position="end" svg:x="16.497cm" svg:y="3.279cm" style:legend-expansion="high" chart:style-name="ch3"/>
        <chart:plot-area chart:style-name="ch4" table:cell-range-address="r1723_summary.B12:r1723_summary.I15" chart:data-source-has-labels="both" svg:x="0.821cm" svg:y="1.723cm" svg:width="14.934cm" svg:height="7.8cm">
          <chartooo:coordinate-region svg:x="1.945cm" svg:y="1.922cm" svg:width="13.81cm" svg:height="6.954cm"/>
          <chart:axis chart:dimension="x" chart:name="primary-x" chart:style-name="ch5" chartooo:axis-type="auto">
            <chartooo:date-scale/>
            <chart:categories table:cell-range-address="r1723_summary.B13:r1723_summary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23_summary.C13:r1723_summary.C15" chart:label-cell-address="r1723_summary.C12:r1723_summary.C12" chart:class="chart:bar">
            <chart:data-point chart:repeated="3"/>
          </chart:series>
          <chart:series chart:style-name="ch9" chart:values-cell-range-address="r1723_summary.D13:r1723_summary.D15" chart:label-cell-address="r1723_summary.D12:r1723_summary.D12" chart:class="chart:bar">
            <chart:data-point chart:repeated="3"/>
          </chart:series>
          <chart:series chart:style-name="ch10" chart:values-cell-range-address="r1723_summary.E13:r1723_summary.E15" chart:label-cell-address="r1723_summary.E12:r1723_summary.E12" chart:class="chart:bar">
            <chart:data-point chart:repeated="3"/>
          </chart:series>
          <chart:series chart:style-name="ch11" chart:values-cell-range-address="r1723_summary.F13:r1723_summary.F15" chart:label-cell-address="r1723_summary.F12:r1723_summary.F12" chart:class="chart:bar">
            <chart:data-point chart:repeated="3"/>
          </chart:series>
          <chart:series chart:style-name="ch12" chart:values-cell-range-address="r1723_summary.G13:r1723_summary.G15" chart:label-cell-address="r1723_summary.G12:r1723_summary.G12" chart:class="chart:bar">
            <chart:data-point chart:repeated="3"/>
          </chart:series>
          <chart:series chart:style-name="ch13" chart:values-cell-range-address="r1723_summary.H13:r1723_summary.H15" chart:label-cell-address="r1723_summary.H12:r1723_summary.H12" chart:class="chart:bar">
            <chart:data-point chart:repeated="3"/>
          </chart:series>
          <chart:series chart:style-name="ch14" chart:values-cell-range-address="r1723_summary.I13:r1723_summary.I15" chart:label-cell-address="r1723_summary.I12:r1723_summary.I12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ime</text:p>
                <draw:g>
                  <svg:desc>r1723_summary.C12:r1723_summary.C12</svg:desc>
                </draw:g>
              </table:table-cell>
              <table:table-cell office:value-type="string">
                <text:p>tstime</text:p>
                <draw:g>
                  <svg:desc>r1723_summary.D12:r1723_summary.D12</svg:desc>
                </draw:g>
              </table:table-cell>
              <table:table-cell office:value-type="string">
                <text:p>dtgtime</text:p>
                <draw:g>
                  <svg:desc>r1723_summary.E12:r1723_summary.E12</svg:desc>
                </draw:g>
              </table:table-cell>
              <table:table-cell office:value-type="string">
                <text:p>dtrtime</text:p>
                <draw:g>
                  <svg:desc>r1723_summary.F12:r1723_summary.F12</svg:desc>
                </draw:g>
              </table:table-cell>
              <table:table-cell office:value-type="string">
                <text:p>sctime</text:p>
                <draw:g>
                  <svg:desc>r1723_summary.G12:r1723_summary.G12</svg:desc>
                </draw:g>
              </table:table-cell>
              <table:table-cell office:value-type="string">
                <text:p>pbctime</text:p>
                <draw:g>
                  <svg:desc>r1723_summary.H12:r1723_summary.H12</svg:desc>
                </draw:g>
              </table:table-cell>
              <table:table-cell office:value-type="string">
                <text:p>csrctime</text:p>
                <draw:g>
                  <svg:desc>r1723_summary.I12:r1723_summary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TP (sum)</text:p>
                <draw:g>
                  <svg:desc>r1723_summary.B13:r1723_summary.B15</svg:desc>
                </draw:g>
              </table:table-cell>
              <table:table-cell office:value-type="float" office:value="69338">
                <text:p>69338</text:p>
                <draw:g>
                  <svg:desc>r1723_summary.C13:r1723_summary.C15</svg:desc>
                </draw:g>
              </table:table-cell>
              <table:table-cell office:value-type="float" office:value="170">
                <text:p>170</text:p>
                <draw:g>
                  <svg:desc>r1723_summary.D13:r1723_summary.D15</svg:desc>
                </draw:g>
              </table:table-cell>
              <table:table-cell office:value-type="float" office:value="234">
                <text:p>234</text:p>
                <draw:g>
                  <svg:desc>r1723_summary.E13:r1723_summary.E15</svg:desc>
                </draw:g>
              </table:table-cell>
              <table:table-cell office:value-type="float" office:value="122">
                <text:p>122</text:p>
                <draw:g>
                  <svg:desc>r1723_summary.F13:r1723_summary.F15</svg:desc>
                </draw:g>
              </table:table-cell>
              <table:table-cell office:value-type="float" office:value="81609">
                <text:p>81609</text:p>
                <draw:g>
                  <svg:desc>r1723_summary.G13:r1723_summary.G15</svg:desc>
                </draw:g>
              </table:table-cell>
              <table:table-cell office:value-type="float" office:value="970157">
                <text:p>970157</text:p>
                <draw:g>
                  <svg:desc>r1723_summary.H13:r1723_summary.H15</svg:desc>
                </draw:g>
              </table:table-cell>
              <table:table-cell office:value-type="float" office:value="9492">
                <text:p>9492</text:p>
                <draw:g>
                  <svg:desc>r1723_summary.I13:r1723_summary.I15</svg:desc>
                </draw:g>
              </table:table-cell>
            </table:table-row>
            <table:table-row>
              <table:table-cell office:value-type="string">
                <text:p>ProofSeq (sum)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18">
                <text:p>1418</text:p>
              </table:table-cell>
              <table:table-cell office:value-type="float" office:value="154741">
                <text:p>154741</text:p>
              </table:table-cell>
              <table:table-cell office:value-type="float" office:value="61433">
                <text:p>61433</text:p>
              </table:table-cell>
              <table:table-cell office:value-type="float" office:value="158293">
                <text:p>158293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veriT (sum)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45">
                <text:p>945</text:p>
              </table:table-cell>
              <table:table-cell office:value-type="float" office:value="24846">
                <text:p>24846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27cm" svg:y="0.316cm" chart:style-name="ch2">
          <text:p>Time</text:p>
        </chart:title>
        <chart:legend chart:legend-position="end" svg:x="13.922cm" svg:y="2.707cm" style:legend-expansion="high" chart:style-name="ch3"/>
        <chart:plot-area chart:style-name="ch4" table:cell-range-address="r1741_summary.B10:r1741_summary.I11" chart:data-source-has-labels="both" svg:x="0.77cm" svg:y="1.635cm" svg:width="12.512cm" svg:height="6.765cm">
          <chartooo:coordinate-region svg:x="1.894cm" svg:y="1.834cm" svg:width="11.388cm" svg:height="5.919cm"/>
          <chart:axis chart:dimension="x" chart:name="primary-x" chart:style-name="ch5" chartooo:axis-type="auto">
            <chartooo:date-scale/>
            <chart:categories table:cell-range-address="r1741_summary.B11:r1741_summary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41_summary.C11:r1741_summary.C11" chart:label-cell-address="r1741_summary.C10:r1741_summary.C10" chart:class="chart:bar">
            <chart:data-point/>
          </chart:series>
          <chart:series chart:style-name="ch9" chart:values-cell-range-address="r1741_summary.D11:r1741_summary.D11" chart:label-cell-address="r1741_summary.D10:r1741_summary.D10" chart:class="chart:bar">
            <chart:data-point/>
          </chart:series>
          <chart:series chart:style-name="ch10" chart:values-cell-range-address="r1741_summary.E11:r1741_summary.E11" chart:label-cell-address="r1741_summary.E10:r1741_summary.E10" chart:class="chart:bar">
            <chart:data-point/>
          </chart:series>
          <chart:series chart:style-name="ch11" chart:values-cell-range-address="r1741_summary.F11:r1741_summary.F11" chart:label-cell-address="r1741_summary.F10:r1741_summary.F10" chart:class="chart:bar">
            <chart:data-point/>
          </chart:series>
          <chart:series chart:style-name="ch12" chart:values-cell-range-address="r1741_summary.G11:r1741_summary.G11" chart:label-cell-address="r1741_summary.G10:r1741_summary.G10" chart:class="chart:bar">
            <chart:data-point/>
          </chart:series>
          <chart:series chart:style-name="ch13" chart:values-cell-range-address="r1741_summary.H11:r1741_summary.H11" chart:label-cell-address="r1741_summary.H10:r1741_summary.H10" chart:class="chart:bar">
            <chart:data-point/>
          </chart:series>
          <chart:series chart:style-name="ch14" chart:values-cell-range-address="r1741_summary.I11:r1741_summary.I11" chart:label-cell-address="r1741_summary.I10:r1741_summary.I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ime</text:p>
                <draw:g>
                  <svg:desc>r1741_summary.C10:r1741_summary.C10</svg:desc>
                </draw:g>
              </table:table-cell>
              <table:table-cell office:value-type="string">
                <text:p>tstime</text:p>
                <draw:g>
                  <svg:desc>r1741_summary.D10:r1741_summary.D10</svg:desc>
                </draw:g>
              </table:table-cell>
              <table:table-cell office:value-type="string">
                <text:p>dtgtime</text:p>
                <draw:g>
                  <svg:desc>r1741_summary.E10:r1741_summary.E10</svg:desc>
                </draw:g>
              </table:table-cell>
              <table:table-cell office:value-type="string">
                <text:p>dtrtime</text:p>
                <draw:g>
                  <svg:desc>r1741_summary.F10:r1741_summary.F10</svg:desc>
                </draw:g>
              </table:table-cell>
              <table:table-cell office:value-type="string">
                <text:p>sctime</text:p>
                <draw:g>
                  <svg:desc>r1741_summary.G10:r1741_summary.G10</svg:desc>
                </draw:g>
              </table:table-cell>
              <table:table-cell office:value-type="string">
                <text:p>pbctime</text:p>
                <draw:g>
                  <svg:desc>r1741_summary.H10:r1741_summary.H10</svg:desc>
                </draw:g>
              </table:table-cell>
              <table:table-cell office:value-type="string">
                <text:p>csrctime</text:p>
                <draw:g>
                  <svg:desc>r1741_summary.I10:r1741_summary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ver9-TSTP_Prover9Prover (average)</text:p>
                <draw:g>
                  <svg:desc>r1741_summary.B11:r1741_summary.B11</svg:desc>
                </draw:g>
              </table:table-cell>
              <table:table-cell office:value-type="float" office:value="421.019480519481">
                <text:p>421.019480519481</text:p>
                <draw:g>
                  <svg:desc>r1741_summary.C11:r1741_summary.C11</svg:desc>
                </draw:g>
              </table:table-cell>
              <table:table-cell office:value-type="float" office:value="0.87012987012987">
                <text:p>0.87012987012987</text:p>
                <draw:g>
                  <svg:desc>r1741_summary.D11:r1741_summary.D11</svg:desc>
                </draw:g>
              </table:table-cell>
              <table:table-cell office:value-type="float" office:value="58.2467532467532">
                <text:p>58.2467532467532</text:p>
                <draw:g>
                  <svg:desc>r1741_summary.E11:r1741_summary.E11</svg:desc>
                </draw:g>
              </table:table-cell>
              <table:table-cell office:value-type="float" office:value="27.2792207792208">
                <text:p>27.2792207792208</text:p>
                <draw:g>
                  <svg:desc>r1741_summary.F11:r1741_summary.F11</svg:desc>
                </draw:g>
              </table:table-cell>
              <table:table-cell office:value-type="float" office:value="2441.30519480519">
                <text:p>2441.30519480519</text:p>
                <draw:g>
                  <svg:desc>r1741_summary.G11:r1741_summary.G11</svg:desc>
                </draw:g>
              </table:table-cell>
              <table:table-cell office:value-type="float" office:value="1917.35714285714">
                <text:p>1917.35714285714</text:p>
                <draw:g>
                  <svg:desc>r1741_summary.H11:r1741_summary.H11</svg:desc>
                </draw:g>
              </table:table-cell>
              <table:table-cell office:value-type="float" office:value="292.779220779221">
                <text:p>292.779220779221</text:p>
                <draw:g>
                  <svg:desc>r1741_summary.I11:r1741_summary.I1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